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4.7417in"/>
    </style:style>
    <style:style style:name="co14" style:family="table-column">
      <style:table-column-properties fo:break-before="auto" style:column-width="7.2291in"/>
    </style:style>
    <style:style style:name="co15" style:family="table-column">
      <style:table-column-properties fo:break-before="auto" style:column-width="2.9728in"/>
    </style:style>
    <style:style style:name="co16" style:family="table-column">
      <style:table-column-properties fo:break-before="auto" style:column-width="10.478in"/>
    </style:style>
    <style:style style:name="co17" style:family="table-column">
      <style:table-column-properties fo:break-before="auto" style:column-width="5.05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pportingTableS1_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Tax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MaleTP</text:p>
          </table:table-cell>
          <table:table-cell office:value-type="string" calcext:value-type="string">
            <text:p>MaleTC1</text:p>
          </table:table-cell>
          <table:table-cell office:value-type="string" calcext:value-type="string">
            <text:p>MaleTC2</text:p>
          </table:table-cell>
          <table:table-cell office:value-type="string" calcext:value-type="string">
            <text:p>MaleS17P</text:p>
          </table:table-cell>
          <table:table-cell office:value-type="string" calcext:value-type="string">
            <text:p>MaleS17C1</text:p>
          </table:table-cell>
          <table:table-cell office:value-type="string" calcext:value-type="string">
            <text:p>MaleS17C2</text:p>
          </table:table-cell>
          <table:table-cell office:value-type="string" calcext:value-type="string">
            <text:p>MaleS89P</text:p>
          </table:table-cell>
          <table:table-cell office:value-type="string" calcext:value-type="string">
            <text:p>MaleS89C1</text:p>
          </table:table-cell>
          <table:table-cell office:value-type="string" calcext:value-type="string">
            <text:p>MaleS89C2</text:p>
          </table:table-cell>
          <table:table-cell office:value-type="string" calcext:value-type="string">
            <text:p>AFemTP</text:p>
          </table:table-cell>
          <table:table-cell office:value-type="string" calcext:value-type="string">
            <text:p>AFemTC1</text:p>
          </table:table-cell>
          <table:table-cell office:value-type="string" calcext:value-type="string">
            <text:p>AFemTC2</text:p>
          </table:table-cell>
          <table:table-cell office:value-type="string" calcext:value-type="string">
            <text:p>AFemS17P</text:p>
          </table:table-cell>
          <table:table-cell office:value-type="string" calcext:value-type="string">
            <text:p>AFemS17C1</text:p>
          </table:table-cell>
          <table:table-cell office:value-type="string" calcext:value-type="string">
            <text:p>AFemS17C2</text:p>
          </table:table-cell>
          <table:table-cell office:value-type="string" calcext:value-type="string">
            <text:p>AFemS89P</text:p>
          </table:table-cell>
          <table:table-cell office:value-type="string" calcext:value-type="string">
            <text:p>AFemS89C1</text:p>
          </table:table-cell>
          <table:table-cell office:value-type="string" calcext:value-type="string">
            <text:p>AFemS89C2</text:p>
          </table:table-cell>
          <table:table-cell office:value-type="string" calcext:value-type="string">
            <text:p>HFemTP</text:p>
          </table:table-cell>
          <table:table-cell office:value-type="string" calcext:value-type="string">
            <text:p>HFemTC1</text:p>
          </table:table-cell>
          <table:table-cell office:value-type="string" calcext:value-type="string">
            <text:p>HFemTC2</text:p>
          </table:table-cell>
          <table:table-cell office:value-type="string" calcext:value-type="string">
            <text:p>HFemS17P</text:p>
          </table:table-cell>
          <table:table-cell office:value-type="string" calcext:value-type="string">
            <text:p>HFemS17C1</text:p>
          </table:table-cell>
          <table:table-cell office:value-type="string" calcext:value-type="string">
            <text:p>HFemS17C2</text:p>
          </table:table-cell>
          <table:table-cell office:value-type="string" calcext:value-type="string">
            <text:p>HFemS89P</text:p>
          </table:table-cell>
          <table:table-cell office:value-type="string" calcext:value-type="string">
            <text:p>HFemS89C1</text:p>
          </table:table-cell>
          <table:table-cell office:value-type="string" calcext:value-type="string">
            <text:p>HFemS89C2</text:p>
          </table:table-cell>
          <table:table-cell office:value-type="string" calcext:value-type="string">
            <text:p>HFemale</text:p>
          </table:table-cell>
          <table:table-cell office:value-type="string" calcext:value-type="string">
            <text:p>AFemale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FemStat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IUCN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ollection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Oxyagrion_ablu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von Ellenrieder and Garrison (2007)</text:p>
          </table:table-cell>
          <table:table-cell table:number-columns-repeated="2"/>
          <table:table-cell office:value-type="string" calcext:value-type="string">
            <text:p>https://www.ecoregistros.org/folha/Oxyagrion-ablu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adust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table:number-columns-repeated="3"/>
          <table:table-cell office:value-type="string" calcext:value-type="string">
            <text:p>Guyana</text:p>
          </table:table-cell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amazonicu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apical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sp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sp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cuyaba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von Ellenrieder (2009a)</text:p>
          </table:table-cell>
          <table:table-cell office:value-type="string" calcext:value-type="string">
            <text:p>https://inaturalist.ca/taxa/92996-Acanthagrion-cuyaba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floridens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Lozano and Muzon (2020a)</text:p>
          </table:table-cell>
          <table:table-cell office:value-type="string" calcext:value-type="string">
            <text:p>https://inaturalist.ca/taxa/197549-Acanthagrion-floridense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fluviatil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et al (2017)</text:p>
          </table:table-cell>
          <table:table-cell table:number-columns-repeated="3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gracil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2"/>
          <table:table-cell office:value-type="string" calcext:value-type="string">
            <text:p>https://inaturalist.ca/taxa/197547-Acanthagrion-gracil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sp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on Ellenrieder and Tennessen (20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inexpect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, Paulson and Haber (2021)</text:p>
          </table:table-cell>
          <table:table-cell/>
          <table:table-cell office:value-type="string" calcext:value-type="string">
            <text:p>von Ellenrieder (2009b)</text:p>
          </table:table-cell>
          <table:table-cell office:value-type="string" calcext:value-type="string">
            <text:p>https://inaturalist.ca/taxa/92998-Acanthagrion-inexpectum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lance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table:number-columns-repeated="2"/>
          <table:table-cell office:value-type="string" calcext:value-type="string">
            <text:p>https://inaturalist.ca/taxa/197553-Acanthagrion-lance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minut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et al (2017)</text:p>
          </table:table-cell>
          <table:table-cell table:number-columns-repeated="2"/>
          <table:table-cell office:value-type="string" calcext:value-type="string">
            <text:p>Guyana, Argentina</text:p>
          </table:table-cell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obsolet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Hoffmann et al (2016a)</text:p>
          </table:table-cell>
          <table:table-cell table:number-columns-repeated="2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sp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phallicorn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rubrifron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table:number-columns-repeated="2"/>
          <table:table-cell office:value-type="string" calcext:value-type="string">
            <text:p>http://libellules-guyane.net/determiner/Acanthagrion_rubrifrons/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sp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temporal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, Kompier (201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triloba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, Paulson and Haber (2021)</text:p>
          </table:table-cell>
          <table:table-cell table:number-columns-repeated="2"/>
          <table:table-cell office:value-type="string" calcext:value-type="string">
            <text:p>https://inaturalist.ca/taxa/197560-Acanthagrion-trilobatum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vidu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anthagrion_yungar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iagrion_african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et al (2016a)</text:p>
          </table:table-cell>
          <table:table-cell office:value-type="string" calcext:value-type="string">
            <text:p>http://addo.adu.org.za/index.php?taxon_id=21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iagrion_approximan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Kosterin (2012)</text:p>
          </table:table-cell>
          <table:table-cell office:value-type="string" calcext:value-type="string">
            <text:p>Dow (2009b)</text:p>
          </table:table-cell>
          <table:table-cell office:value-type="string" calcext:value-type="string">
            <text:p>https://www.inaturalist.org/taxa/93143-Aciagrion-approximan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iagrion_bapep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ausnitzer (2017a)</text:p>
          </table:table-cell>
          <table:table-cell/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iagrion_borneens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w (2011a)</text:p>
          </table:table-cell>
          <table:table-cell office:value-type="string" calcext:value-type="string">
            <text:p>https://www.inaturalist.org/taxa/149164-Aciagrion-borneense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iagrion_brosset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21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iagrion_hisop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ng Bun et al (2010)</text:p>
          </table:table-cell>
          <table:table-cell office:value-type="string" calcext:value-type="string">
            <text:p>Kosterin (2012)</text:p>
          </table:table-cell>
          <table:table-cell office:value-type="string" calcext:value-type="string">
            <text:p>Dow (2009a)</text:p>
          </table:table-cell>
          <table:table-cell office:value-type="string" calcext:value-type="string">
            <text:p>https://www.inaturalist.org/taxa/93152-Aciagrion-hisop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iagrion_migr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/>
          <table:table-cell office:value-type="string" calcext:value-type="string">
            <text:p>Karube (2009a)</text:p>
          </table:table-cell>
          <table:table-cell office:value-type="string" calcext:value-type="string">
            <text:p>https://www.inaturalist.org/taxa/93154-Aciagrion-migrat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iagrion_nodos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ausnitzer and Suhling (2018a)</text:p>
          </table:table-cell>
          <table:table-cell office:value-type="string" calcext:value-type="string">
            <text:p>http://addo.adu.org.za/index.php?taxon_id=2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ciagrion_occidental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tra (2010a)</text:p>
          </table:table-cell>
          <table:table-cell office:value-type="string" calcext:value-type="string">
            <text:p>https://www.inaturalist.org/taxa/93156-Aciagrion-occidental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eolagrion_dorsal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,Michalski (2015)</text:p>
          </table:table-cell>
          <table:table-cell table:number-columns-repeated="2"/>
          <table:table-cell office:value-type="string" calcext:value-type="string">
            <text:p>https://www.inaturalist.org/taxa/197768-Aeolagrion-dorsale/browse_photos, http://libellules-guyane.net/determiner/Aeolagrion_dorsale/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eolagrion_inc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table:number-columns-repeated="2"/>
          <table:table-cell office:value-type="string" calcext:value-type="string">
            <text:p>https://www.inaturalist.org/taxa/197767-Aeolagrion-inc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eolagrion_philip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ennessen (200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fricallagma_elonga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Clausnitzer and Suhling (2016a)</text:p>
          </table:table-cell>
          <table:table-cell table:number-columns-repeated="2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fricallagma_glauc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arboton and Tarboton (2015)</text:p>
          </table:table-cell>
          <table:table-cell/>
          <table:table-cell office:value-type="string" calcext:value-type="string">
            <text:p>Clausnitzer et al (2016b)</text:p>
          </table:table-cell>
          <table:table-cell office:value-type="string" calcext:value-type="string">
            <text:p>https://www.inaturalist.org/taxa/93468-Africallagma-glaucum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fricallagma_pseudelonga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http://addo.adu.org.za/index.php?taxon_id=22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fricallagma_quingen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lausnitzer (2017b)</text:p>
          </table:table-cell>
          <table:table-cell office:value-type="string" calcext:value-type="string">
            <text:p>http://addo.adu.org.za/index.php?taxon_id=2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fricallgama_vaginal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and Suhling (2016b)</text:p>
          </table:table-cell>
          <table:table-cell office:value-type="string" calcext:value-type="string">
            <text:p>http://addo.adu.org.za/index.php?taxon_id=23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argent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17l)</text:p>
          </table:table-cell>
          <table:table-cell office:value-type="string" calcext:value-type="string">
            <text:p>https://www.inaturalist.org/taxa/323607-Agriocnemis-argentea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canuang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ausnitzer (2017c)</text:p>
          </table:table-cell>
          <table:table-cell office:value-type="string" calcext:value-type="string">
            <text:p>http://addo.adu.org.za/index.php?taxon_id=2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exil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, Tarboton and Tarboton (2015)</text:p>
          </table:table-cell>
          <table:table-cell table:number-columns-repeated="2"/>
          <table:table-cell office:value-type="string" calcext:value-type="string">
            <text:p>https://www.inaturalist.org/taxa/93545-Agriocnemis-exilis/browse_photos, http://addo.adu.org.za/index.php?taxon_id=240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exsudan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nov and Waqa-Sakiti (2013)</text:p>
          </table:table-cell>
          <table:table-cell office:value-type="string" calcext:value-type="string">
            <text:p>van Gossum et al (2006)</text:p>
          </table:table-cell>
          <table:table-cell/>
          <table:table-cell office:value-type="string" calcext:value-type="string">
            <text:p>https://www.inaturalist.org/taxa/425520-Agriocnemis-exsudans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femi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, Hung Bun et al (2010)</text:p>
          </table:table-cell>
          <table:table-cell office:value-type="string" calcext:value-type="string">
            <text:p>Gassman (2015)</text:p>
          </table:table-cell>
          <table:table-cell office:value-type="string" calcext:value-type="string">
            <text:p>Dow (2020a)</text:p>
          </table:table-cell>
          <table:table-cell office:value-type="string" calcext:value-type="string">
            <text:p>https://www.inaturalist.org/taxa/93547-Agriocnemis-femin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forcip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lausnitzer et al (2016c)</text:p>
          </table:table-cell>
          <table:table-cell office:value-type="string" calcext:value-type="string">
            <text:p>http://addo.adu.org.za/index.php?taxon_id=242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invers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osterin (2013)</text:p>
          </table:table-cell>
          <table:table-cell office:value-type="string" calcext:value-type="string">
            <text:p>Clausnitzer and Dijkstra (2016a)</text:p>
          </table:table-cell>
          <table:table-cell office:value-type="string" calcext:value-type="string">
            <text:p>http://addo.adu.org.za/index.php?taxon_id=24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kaling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ir and Subramanian (201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keralens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akkasery (201 1a)</text:p>
          </table:table-cell>
          <table:table-cell office:value-type="string" calcext:value-type="string">
            <text:p>https://www.inaturalist.org/taxa/93551-Agriocnemis-keralens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lacteo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osterin and Holden (2011)</text:p>
          </table:table-cell>
          <table:table-cell office:value-type="string" calcext:value-type="string">
            <text:p>Dow (2009c)</text:p>
          </table:table-cell>
          <table:table-cell office:value-type="string" calcext:value-type="string">
            <text:p>https://www.inaturalist.org/taxa/93552-Agriocnemis-lacteol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maclachlan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Clausnitzer and Dijkstra (2016b)</text:p>
          </table:table-cell>
          <table:table-cell office:value-type="string" calcext:value-type="string">
            <text:p>http://addo.adu.org.za/index.php?taxon_id=2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nan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zono et al (2012), Hung Bun et al (2010)</text:p>
          </table:table-cell>
          <table:table-cell/>
          <table:table-cell office:value-type="string" calcext:value-type="string">
            <text:p>Dow (2011b)</text:p>
          </table:table-cell>
          <table:table-cell office:value-type="string" calcext:value-type="string">
            <text:p>https://www.inaturalist.org/taxa/149169-Agriocnemis-nan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pinhey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, Tarboton and Tarboton (2015)</text:p>
          </table:table-cell>
          <table:table-cell/>
          <table:table-cell office:value-type="string" calcext:value-type="string">
            <text:p>Clausnitzer and Suhling (2018b)</text:p>
          </table:table-cell>
          <table:table-cell office:value-type="string" calcext:value-type="string">
            <text:p>https://www.inaturalist.org/taxa/93557-Agriocnemis-pinheyi/browse_photos, http://addo.adu.org.za/index.php?taxon_id=24700</text:p>
          </table:table-cell>
          <table:table-cell/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pygma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bramanian (2020)</text:p>
          </table:table-cell>
          <table:table-cell office:value-type="string" calcext:value-type="string">
            <text:p>https://www.inaturalist.org/taxa/93558-Agriocnemis-pygmae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salomon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Polhemus et al (2008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tot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Clausnitzer (2017d)</text:p>
          </table:table-cell>
          <table:table-cell office:value-type="string" calcext:value-type="string">
            <text:p>http://addo.adu.org.za/index.php?taxon_id=25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griocnemis_victori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(2016a)</text:p>
          </table:table-cell>
          <table:table-cell office:value-type="string" calcext:value-type="string">
            <text:p>https://www.inaturalist.org/taxa/93563-Agriocnemis-victoria/browse_photos, http://addo.adu.org.za/index.php?taxon_id=252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Allocnemis_abbott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13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Allocnemis_cyanu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hling (2010a)</text:p>
          </table:table-cell>
          <table:table-cell office:value-type="string" calcext:value-type="string">
            <text:p>http://addo.adu.org.za/index.php?taxon_id=136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Allocnemis_leucostic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boton and Tarboton (2015)</text:p>
          </table:table-cell>
          <table:table-cell table:number-columns-repeated="2"/>
          <table:table-cell office:value-type="string" calcext:value-type="string">
            <text:p>https://www.inaturalist.org/taxa/93664-Allocnemis-leucosticta/browse_photos, http://addo.adu.org.za/index.php?taxon_id=14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Allocnemis_marshall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14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Allocnemis_nigrip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s://www.inaturalist.org/taxa/433120-Allocnemis-nigripes/browse_photos, http://addo.adu.org.za/index.php?taxon_id=147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Allocnemis_paul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14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Allocnemis_vick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15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mazoneura_ephippiger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table:number-columns-repeated="2"/>
          <table:table-cell office:value-type="string" calcext:value-type="string">
            <text:p>http://www.wildphoto.nl/peru/coenagrionidae.html, http://v3.boldsystems.org/index.php/Taxbrowser_Taxonpage?taxid=534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mazoneura_westfall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Hoffmann et al (2016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mphiagrion_abbrevia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mphiagrion_sauci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11)</text:p>
          </table:table-cell>
          <table:table-cell/>
          <table:table-cell office:value-type="string" calcext:value-type="string">
            <text:p>Paulson (2017j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mphicnemis_ecornut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ow et al (201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mphicnemis_gracil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g Bun et al (2010)</text:p>
          </table:table-cell>
          <table:table-cell table:number-columns-repeated="2"/>
          <table:table-cell office:value-type="string" calcext:value-type="string">
            <text:p>https://www.inaturalist.org/taxa/545432-Amphicnemis-gracil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mphicnemis_martin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Orr (2001)</text:p>
          </table:table-cell>
          <table:table-cell office:value-type="string" calcext:value-type="string">
            <text:p>Dow (2019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mphicnemis_triplex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w (201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mphicnemis_wallaci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w (2012), Orr (2001)</text:p>
          </table:table-cell>
          <table:table-cell/>
          <table:table-cell office:value-type="string" calcext:value-type="string">
            <text:p>http://v3.boldsystems.org/index.php/Taxbrowser_Taxonpage?taxon=Amphicnemis+wallaciiandsearchTax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ndinagrion_garrison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n Ellenrieder and Garrison (2007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nisagrion_allopter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/>
          <table:table-cell office:value-type="string" calcext:value-type="string">
            <text:p>Paulson (2009b)</text:p>
          </table:table-cell>
          <table:table-cell office:value-type="string" calcext:value-type="string">
            <text:p>https://www.inaturalist.org/taxa/94112-Anisagrion-allopterum/browse_photo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nisagrion_inornat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on Ellenrieder (2009c)</text:p>
          </table:table-cell>
          <table:table-cell table:number-columns-repeated="2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nisagrion_kennedy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and Haber (2021)</text:p>
          </table:table-cell>
          <table:table-cell table:number-columns-repeated="2"/>
          <table:table-cell office:value-type="string" calcext:value-type="string">
            <text:p>https://www.inaturalist.org/taxa/197763-Anisagrion-kennedyi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nomisma_abnorm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Fincke (2005)</text:p>
          </table:table-cell>
          <table:table-cell/>
          <table:table-cell office:value-type="string" calcext:value-type="string">
            <text:p>https://www.inaturalist.org/taxa/197343-Anomisma-abnorme/browse_photos, http://v3.boldsystems.org/index.php/Taxbrowser_Taxonpage?taxid=533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panisagrion_la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Arabicnemis_caerul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wan and Cowan (2017)</text:p>
          </table:table-cell>
          <table:table-cell office:value-type="string" calcext:value-type="string">
            <text:p>Schneider et al (2013)</text:p>
          </table:table-cell>
          <table:table-cell office:value-type="string" calcext:value-type="string">
            <text:p>https://www.inaturalist.org/taxa/94486-Arabicnemis-caerule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chibasis_melanocyan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ng Bun et al (2010)</text:p>
          </table:table-cell>
          <table:table-cell office:value-type="string" calcext:value-type="string">
            <text:p>Kemp (1989), Orr (2001)</text:p>
          </table:table-cell>
          <table:table-cell/>
          <table:table-cell office:value-type="string" calcext:value-type="string">
            <text:p>https://www.inaturalist.org/taxa/554817-Archibasis-melanocyan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chibasis_rebecca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Kemp (1989), Ngiam (200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chibasis_viol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g Bun et al (2010)</text:p>
          </table:table-cell>
          <table:table-cell/>
          <table:table-cell office:value-type="string" calcext:value-type="string">
            <text:p>Dow (2011c)</text:p>
          </table:table-cell>
          <table:table-cell office:value-type="string" calcext:value-type="string">
            <text:p>https://www.inaturalist.org/taxa/149208-Archibasis-viol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entagrion_ambiguu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von Ellenrieder (2008)</text:p>
          </table:table-cell>
          <table:table-cell table:number-columns-repeated="2"/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adams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, Paulson and Haber (2021)</text:p>
          </table:table-cell>
          <table:table-cell office:value-type="string" calcext:value-type="string">
            <text:p>Garrison and von Ellenrieder (2013)</text:p>
          </table:table-cell>
          <table:table-cell office:value-type="string" calcext:value-type="string">
            <text:p>Bota-Sierra et al (2021a)</text:p>
          </table:table-cell>
          <table:table-cell office:value-type="string" calcext:value-type="string">
            <text:p>https://www.inaturalist.org/taxa/197760-Argia-adamsi/browse_photos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agrioide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albert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albistig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Lozano (2021a)</text:p>
          </table:table-cell>
          <table:table-cell office:value-type="string" calcext:value-type="string">
            <text:p>https://www.inaturalist.org/taxa/197759-Argia-albistigm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ancep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Garrison (1996)</text:p>
          </table:table-cell>
          <table:table-cell/>
          <table:table-cell office:value-type="string" calcext:value-type="string">
            <text:p>https://www.inaturalist.org/taxa/94535-Argia-anceps/browse_photo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apical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/>
          <table:table-cell office:value-type="string" calcext:value-type="string">
            <text:p>Paulson (2017a)</text:p>
          </table:table-cell>
          <table:table-cell table:number-columns-repeated="2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barrett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bipunctulat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11)</text:p>
          </table:table-cell>
          <table:table-cell office:value-type="string" calcext:value-type="string">
            <text:p>Roble (1994)</text:p>
          </table:table-cell>
          <table:table-cell table:number-columns-repeated="3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botacud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Rodrigues and de Oliveira Roque (20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calid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bbott (2011)</text:p>
          </table:table-cell>
          <table:table-cell table:number-columns-repeated="2"/>
          <table:table-cell office:value-type="string" calcext:value-type="string">
            <text:p>https://www.inaturalist.org/taxa/197757-Argia-calid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cf.serv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(2008b)</text:p>
          </table:table-cell>
          <table:table-cell/>
          <table:table-cell office:value-type="string" calcext:value-type="string">
            <text:p>https://www.inaturalist.org/taxa/197716-Argia-serv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chapada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Rodrigues and de Oliveira Roque (20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chel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Hamilton and Montgomerie (1989)</text:p>
          </table:table-cell>
          <table:table-cell office:value-type="string" calcext:value-type="string">
            <text:p>Gonzalez-Soriano and Guzman-Ojeda (2021a)</text:p>
          </table:table-cell>
          <table:table-cell office:value-type="string" calcext:value-type="string">
            <text:p>https://www.inaturalist.org/taxa/197755-Argia-chela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clausseni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Kompier (201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coll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and von Ellenrieder (2014)</text:p>
          </table:table-cell>
          <table:table-cell office:value-type="string" calcext:value-type="string">
            <text:p>Hoffmann et al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concinn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urgey (2009)</text:p>
          </table:table-cell>
          <table:table-cell/>
          <table:table-cell office:value-type="string" calcext:value-type="string">
            <text:p>https://www.inaturalist.org/taxa/197753-Argia-concinna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croceipenn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von Ellenrieder (2009x)</text:p>
          </table:table-cell>
          <table:table-cell office:value-type="string" calcext:value-type="string">
            <text:p>https://www.inaturalist.org/taxa/94540-Argia-croceipenn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cupraure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De Marmels (2012)</text:p>
          </table:table-cell>
          <table:table-cell office:value-type="string" calcext:value-type="string">
            <text:p>Bota-Sierra et al (2021b)</text:p>
          </table:table-cell>
          <table:table-cell office:value-type="string" calcext:value-type="string">
            <text:p>https://www.inaturalist.org/taxa/197752-Argia-cupraurea/browse_photos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cupr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09)</text:p>
          </table:table-cell>
          <table:table-cell table:number-columns-repeated="3"/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difficil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and von Ellenrieder (200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div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Hoffmann et al (2016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emm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euphorbi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rrison and von Ellenrieder (20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extran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fiss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Garrison (1996)</text:p>
          </table:table-cell>
          <table:table-cell office:value-type="string" calcext:value-type="string">
            <text:p>Gonzalez-Soriano and Guzman-Ojeda (2021b)</text:p>
          </table:table-cell>
          <table:table-cell office:value-type="string" calcext:value-type="string">
            <text:p>https://www.inaturalist.org/taxa/197745-Argia-fiss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fraudatricul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Hoffmann et al (2016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frequentul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/>
          <table:table-cell office:value-type="string" calcext:value-type="string">
            <text:p>Paulson (2009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fulg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Mauffray and Tennessen (2020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fumig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rrison and von Ellenrieder (2015)</text:p>
          </table:table-cell>
          <table:table-cell table:number-columns-repeated="2"/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fumipenni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funck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ulson (2002)</text:p>
          </table:table-cell>
          <table:table-cell/>
          <table:table-cell office:value-type="string" calcext:value-type="string">
            <text:p>https://www.inaturalist.org/taxa/197741-Argia-funck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garrison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bott (2011)</text:p>
          </table:table-cell>
          <table:table-cell office:value-type="string" calcext:value-type="string">
            <text:p>Daigle (1991)</text:p>
          </table:table-cell>
          <table:table-cell office:value-type="string" calcext:value-type="string">
            <text:p>Paulson (2009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gaumer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inaturalist.org/taxa/197739-Argia-gaumeri/browse_photos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gerhard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hamulat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Hoffmann et al (2016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harkness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, 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herbert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Gonzalez-Soriano and Guzman-Ojeda (2021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hine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huanacin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on Ellenrieder (2009d)</text:p>
          </table:table-cell>
          <table:table-cell office:value-type="string" calcext:value-type="string">
            <text:p>http://www.wildphoto.nl/peru/coenagrionidae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immund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incul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von Ellenrieder (2009e)</text:p>
          </table:table-cell>
          <table:table-cell office:value-type="string" calcext:value-type="string">
            <text:p>https://www.inaturalist.org/taxa/94552-Argia-inculta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indicatrix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Garrison and von Ellenrieder (2015)</text:p>
          </table:table-cell>
          <table:table-cell/>
          <table:table-cell office:value-type="string" calcext:value-type="string">
            <text:p>https://www.inaturalist.org/taxa/182604-Argia-indicatrix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infrequentul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BotaSierra et al (20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insipid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Garrison and von Ellenrieder (2015)</text:p>
          </table:table-cell>
          <table:table-cell/>
          <table:table-cell office:value-type="string" calcext:value-type="string">
            <text:p>https://www.inaturalist.org/taxa/197733-Argia-insipid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jocos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De Marmels (2012)</text:p>
          </table:table-cell>
          <table:table-cell office:value-type="string" calcext:value-type="string">
            <text:p>Bota-Sierra et al (2021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joergensen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zano and Muzon (2020b)</text:p>
          </table:table-cell>
          <table:table-cell office:value-type="string" calcext:value-type="string">
            <text:p>https://www.inaturalist.org/taxa/197729-Argia-joergenseni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johanell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uffray and Tennessen (2020c)</text:p>
          </table:table-cell>
          <table:table-cell office:value-type="string" calcext:value-type="string">
            <text:p>https://www.inaturalist.org/taxa/197730-Argia-johannella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jujuy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von Ellenrieder and Garrison (2007)</text:p>
          </table:table-cell>
          <table:table-cell table:number-columns-repeated="2"/>
          <table:table-cell office:value-type="string" calcext:value-type="string">
            <text:p>https://www.inaturalist.org/taxa/197728-Argia-jujuy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koka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Hoffmann et al (2016f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lacriman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2"/>
          <table:table-cell office:value-type="string" calcext:value-type="string">
            <text:p>https://www.inaturalist.org/taxa/94553-Argia-lacriman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leonorae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09), Abbott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lilacin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Kompier (201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limit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Hoffmann et al (2016g)</text:p>
          </table:table-cell>
          <table:table-cell office:value-type="string" calcext:value-type="string">
            <text:p>https://www.inaturalist.org/taxa/94555-Argia-limita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lugen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medullar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Paulson and Haber (2021)</text:p>
          </table:table-cell>
          <table:table-cell/>
          <table:table-cell office:value-type="string" calcext:value-type="string">
            <text:p>Bota-Sierra and Sandoval (2021a)</text:p>
          </table:table-cell>
          <table:table-cell office:value-type="string" calcext:value-type="string">
            <text:p>https://www.inaturalist.org/taxa/197725-Argia-medullaris/browse_photos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meiour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rrison and von Ellenrieder (20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modes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Kompier (201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moes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molli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Lozano and Muzon (2020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mund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nahuan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nigrior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on Ellenrieder (2009f)</text:p>
          </table:table-cell>
          <table:table-cell table:number-columns-repeated="2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ocul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Garrison and von Ellenrieder (2015), Sanmartin-Villar et al (2017)</text:p>
          </table:table-cell>
          <table:table-cell/>
          <table:table-cell office:value-type="string" calcext:value-type="string">
            <text:p>https://www.inaturalist.org/taxa/94561-Argia-oculata/browse_photos</text:p>
          </table:table-cell>
          <table:table-cell office:value-type="string" calcext:value-type="string">
            <text:p>Guyana, 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oen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lson (2009), Abbott (2011), Paulson and Haber (2021)</text:p>
          </table:table-cell>
          <table:table-cell table:number-columns-repeated="2"/>
          <table:table-cell office:value-type="string" calcext:value-type="string">
            <text:p>https://www.inaturalist.org/taxa/94562-Argia-oenea/browse_photos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orichalce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De Marmels (2012)</text:p>
          </table:table-cell>
          <table:table-cell office:value-type="string" calcext:value-type="string">
            <text:p>Bota-Sierra and Sandoval (2021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pallen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pim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pla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pocoma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lson (2009e)</text:p>
          </table:table-cell>
          <table:table-cell office:value-type="string" calcext:value-type="string">
            <text:p>https://www.inaturalist.org/taxa/94567-Argia-pocoman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popoluc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/>
          <table:table-cell office:value-type="string" calcext:value-type="string">
            <text:p>Paulson (2009f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pull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Garrison and von Ellenrieder (2015)</text:p>
          </table:table-cell>
          <table:table-cell/>
          <table:table-cell office:value-type="string" calcext:value-type="string">
            <text:p>https://www.inaturalist.org/taxa/197720-Argia-pulla/browse_photos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reclus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uillermo-Ferreira and Del-Claro (200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rhoads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sabino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sedu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09), Paulson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smithia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ilela et al (2016), Rodrigues and de Oliveira Roque (20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sordid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, Kompier (2015)</text:p>
          </table:table-cell>
          <table:table-cell/>
          <table:table-cell office:value-type="string" calcext:value-type="string">
            <text:p>Vilela and Guillermo-Ferreira (2021a)</text:p>
          </table:table-cell>
          <table:table-cell office:value-type="string" calcext:value-type="string">
            <text:p>https://www.inaturalist.org/taxa/197714-Argia-sordid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talamanc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, Paulson and Haber (2021)</text:p>
          </table:table-cell>
          <table:table-cell/>
          <table:table-cell office:value-type="string" calcext:value-type="string">
            <text:p>Bota-Sierra and Sandoval (2021c)</text:p>
          </table:table-cell>
          <table:table-cell office:value-type="string" calcext:value-type="string">
            <text:p>https://www.inaturalist.org/taxa/197713-Argia-talamanc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tamoy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tarasca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2"/>
          <table:table-cell office:value-type="string" calcext:value-type="string">
            <text:p>https://www.inaturalist.org/taxa/94573-Argia-tarascan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terir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/>
          <table:table-cell office:value-type="string" calcext:value-type="string">
            <text:p>Mauffray and Tennessen (2020b)</text:p>
          </table:table-cell>
          <table:table-cell office:value-type="string" calcext:value-type="string">
            <text:p>https://www.inaturalist.org/taxa/197711-Argia-terira/browse_photos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tezp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, Paulson and Haber (202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tibiali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tont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transl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09), Paulson and Haber (2021</text:p>
          </table:table-cell>
          <table:table-cell office:value-type="string" calcext:value-type="string">
            <text:p>Garrison and von Ellenrieder (2015)</text:p>
          </table:table-cell>
          <table:table-cell/>
          <table:table-cell office:value-type="string" calcext:value-type="string">
            <text:p>https://www.inaturalist.org/taxa/94577-Argia-translata/browse_photos</text:p>
          </table:table-cell>
          <table:table-cell office:value-type="string" calcext:value-type="string">
            <text:p>Guyana, 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ulmec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and Haber (2021)</text:p>
          </table:table-cell>
          <table:table-cell/>
          <table:table-cell office:value-type="string" calcext:value-type="string">
            <text:p>Gonzalez-Soriano and Guzman-Ojeda (2021d)</text:p>
          </table:table-cell>
          <table:table-cell office:value-type="string" calcext:value-type="string">
            <text:p>https://www.inaturalist.org/taxa/197707-Argia-ulmec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underwood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and Haber (2021)</text:p>
          </table:table-cell>
          <table:table-cell/>
          <table:table-cell office:value-type="string" calcext:value-type="string">
            <text:p>Paulson (2009g)</text:p>
          </table:table-cell>
          <table:table-cell office:value-type="string" calcext:value-type="string">
            <text:p>https://www.inaturalist.org/taxa/94578-Argia-underwood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variabili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Gonzalez-Soriano and Guzman-Ojeda (2021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varieg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Bota-Sierra and Sandoval (2021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vivid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a_westfall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aulson (2009h)</text:p>
          </table:table-cell>
          <table:table-cell office:value-type="string" calcext:value-type="string">
            <text:p>https://www.inaturalist.org/taxa/94580-Argia-westfall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ocnemis_rubescens_rubeol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g Bun et al (2010)</text:p>
          </table:table-cell>
          <table:table-cell office:value-type="string" calcext:value-type="string">
            <text:p>Kalkman and Gyeltshen (2016), Kosterin and Holden (2011)</text:p>
          </table:table-cell>
          <table:table-cell office:value-type="string" calcext:value-type="string">
            <text:p>Mitra (2017)</text:p>
          </table:table-cell>
          <table:table-cell office:value-type="string" calcext:value-type="string">
            <text:p>https://www.inaturalist.org/taxa/94583-Argiocnemis-rubescen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rgiocnemis_rubescens_rubescen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g Bun et al (2010)</text:p>
          </table:table-cell>
          <table:table-cell office:value-type="string" calcext:value-type="string">
            <text:p>Kalkman and Gyeltshen (2016), Kosterin and Holden (2011)</text:p>
          </table:table-cell>
          <table:table-cell office:value-type="string" calcext:value-type="string">
            <text:p>Mitra (2017)</text:p>
          </table:table-cell>
          <table:table-cell office:value-type="string" calcext:value-type="string">
            <text:p>https://www.inaturalist.org/taxa/94583-Argiocnemis-rubescen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ustroagrion_cyan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17a)</text:p>
          </table:table-cell>
          <table:table-cell office:value-type="string" calcext:value-type="string">
            <text:p>https://www.inaturalist.org/taxa/323582-Austroagrion-cyan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ustroagrion_exclamation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kman and Orr (2013)</text:p>
          </table:table-cell>
          <table:table-cell/>
          <table:table-cell office:value-type="string" calcext:value-type="string">
            <text:p>Kalkman (2009a)</text:p>
          </table:table-cell>
          <table:table-cell office:value-type="string" calcext:value-type="string">
            <text:p>https://www.inaturalist.org/taxa/94950-Austroagrion-exclamation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ustroagrion_watson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ischinger and Hawking (2006)</text:p>
          </table:table-cell>
          <table:table-cell/>
          <table:table-cell office:value-type="string" calcext:value-type="string">
            <text:p>Dow (2017m)</text:p>
          </table:table-cell>
          <table:table-cell office:value-type="string" calcext:value-type="string">
            <text:p>https://www.inaturalist.org/taxa/157763-Austroagrion-watson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ustrocnemis_splendid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w (2017b)</text:p>
          </table:table-cell>
          <table:table-cell office:value-type="string" calcext:value-type="string">
            <text:p>https://www.inaturalist.org/taxa/323649-Austrocnemis-splendid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ustrocoenagrion_lyell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wking (2018a)</text:p>
          </table:table-cell>
          <table:table-cell office:value-type="string" calcext:value-type="string">
            <text:p>https://www.inaturalist.org/taxa/561863-Austrocoenagrion-lyell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zuragrion_buchholz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ijkstra et al (2011)</text:p>
          </table:table-cell>
          <table:table-cell/>
          <table:table-cell office:value-type="string" calcext:value-type="string">
            <text:p>http://addo.adu.org.za/index.php?taxon_id=2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zuragrion_nigridors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boton and Tarboton (2015)</text:p>
          </table:table-cell>
          <table:table-cell/>
          <table:table-cell office:value-type="string" calcext:value-type="string">
            <text:p>Clausnitzer et al (2016d)</text:p>
          </table:table-cell>
          <table:table-cell office:value-type="string" calcext:value-type="string">
            <text:p>http://addo.adu.org.za/index.php?taxon_id=25700, https://www.inaturalist.org/taxa/95015-Azuragrion-nigridors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Azuragrion_vansomeren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Boudot et al (2018)</text:p>
          </table:table-cell>
          <table:table-cell office:value-type="string" calcext:value-type="string">
            <text:p>http://addo.adu.org.za/index.php?taxon_id=25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Bromeliagrion_fernandezianu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Marmels and Garrison (200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Bromeliagrion_rehn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Faasen (2017), Marmels and Garrison (200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alicnemia_chasen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20b)</text:p>
          </table:table-cell>
          <table:table-cell office:value-type="string" calcext:value-type="string">
            <text:p>https://www.inaturalist.org/taxa/149259-Calicnemia-chasen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alicnemia_exim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tra (2010b)</text:p>
          </table:table-cell>
          <table:table-cell office:value-type="string" calcext:value-type="string">
            <text:p>https://www.inaturalist.org/taxa/96438-Calicnemia-eximi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alicnemia_rectangul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ong et al (2017)</text:p>
          </table:table-cell>
          <table:table-cell/>
          <table:table-cell office:value-type="string" calcext:value-type="string">
            <text:p>Dow (2020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alicnemia_sinens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lson (2013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alvertagrion_declivat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nnessen (2015)</text:p>
          </table:table-cell>
          <table:table-cell office:value-type="string" calcext:value-type="string">
            <text:p>Mauffray and Tennessen (2020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aeruginos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alkman (2020a)</text:p>
          </table:table-cell>
          <table:table-cell office:value-type="string" calcext:value-type="string">
            <text:p>https://www.inaturalist.org/taxa/97051-Ceriagrion-aeruginosum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annulat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addo.adu.org.za/index.php?taxon_id=278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aurantic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els (2008)</text:p>
          </table:table-cell>
          <table:table-cell office:value-type="string" calcext:value-type="string">
            <text:p>Wilson (2009a)</text:p>
          </table:table-cell>
          <table:table-cell office:value-type="string" calcext:value-type="string">
            <text:p>https://www.inaturalist.org/taxa/97053-Ceriagrion-auranticum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azure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09d)</text:p>
          </table:table-cell>
          <table:table-cell office:value-type="string" calcext:value-type="string">
            <text:p>https://www.inaturalist.org/taxa/97054-Ceriagrion-azureum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baker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Clausnitzer et al (2017a)</text:p>
          </table:table-cell>
          <table:table-cell office:value-type="string" calcext:value-type="string">
            <text:p>http://addo.adu.org.za/index.php?taxon_id=26200, http://v3.boldsystems.org/index.php/Taxbrowser_Taxonpage?taxid=538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bandi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(2017e)</text:p>
          </table:table-cell>
          <table:table-cell office:value-type="string" calcext:value-type="string">
            <text:p>http://addo.adu.org.za/index.php?taxon_id=26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bellon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w and Ngiam (2012)</text:p>
          </table:table-cell>
          <table:table-cell office:value-type="string" calcext:value-type="string">
            <text:p>Dow (2020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calamine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Phan (2011a)</text:p>
          </table:table-cell>
          <table:table-cell office:value-type="string" calcext:value-type="string">
            <text:p>https://www.inaturalist.org/taxa/149270-Ceriagrion-calamine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cerinorubell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ng Bun et al (2010)</text:p>
          </table:table-cell>
          <table:table-cell/>
          <table:table-cell office:value-type="string" calcext:value-type="string">
            <text:p>Dow (2020d)</text:p>
          </table:table-cell>
          <table:table-cell office:value-type="string" calcext:value-type="string">
            <text:p>https://www.inaturalist.org/taxa/97057-Ceriagrion-cerinorubell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chao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g Bun et al (2010)</text:p>
          </table:table-cell>
          <table:table-cell/>
          <table:table-cell office:value-type="string" calcext:value-type="string">
            <text:p>Dow (2011d)</text:p>
          </table:table-cell>
          <table:table-cell office:value-type="string" calcext:value-type="string">
            <text:p>https://www.inaturalist.org/taxa/149271-Ceriagrion-chao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corallin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lausnitzer et al (2016e)</text:p>
          </table:table-cell>
          <table:table-cell office:value-type="string" calcext:value-type="string">
            <text:p>http://addo.adu.org.za/index.php?taxon_id=26400, https://www.inaturalist.org/taxa/97059-Ceriagrion-corallinum/browse_photos, https://observation.org/photos/3082792/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coromandelian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w (2009e)</text:p>
          </table:table-cell>
          <table:table-cell office:value-type="string" calcext:value-type="string">
            <text:p>https://www.inaturalist.org/taxa/97060-Ceriagrion-coromandelian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fallax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tra (2006)</text:p>
          </table:table-cell>
          <table:table-cell office:value-type="string" calcext:value-type="string">
            <text:p>Subramanian (2010a)</text:p>
          </table:table-cell>
          <table:table-cell office:value-type="string" calcext:value-type="string">
            <text:p>https://www.inaturalist.org/taxa/97061-Ceriagrion-fallax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glabr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boton and Tarboton (2015)</text:p>
          </table:table-cell>
          <table:table-cell/>
          <table:table-cell office:value-type="string" calcext:value-type="string">
            <text:p>Boudot et al (2016a)</text:p>
          </table:table-cell>
          <table:table-cell office:value-type="string" calcext:value-type="string">
            <text:p>https://www.inaturalist.org/taxa/97063-Ceriagrion-glabrum/browse_photos, http://addo.adu.org.za/index.php?taxon_id=265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indochinens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n (2011b)</text:p>
          </table:table-cell>
          <table:table-cell office:value-type="string" calcext:value-type="string">
            <text:p>https://www.inaturalist.org/taxa/149272-Ceriagrion-indochinense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junceu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27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katambora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Kipping (2017)</text:p>
          </table:table-cell>
          <table:table-cell office:value-type="string" calcext:value-type="string">
            <text:p>https://www.inaturalist.org/taxa/97065-Ceriagrion-katamborae/browse_photos, http://addo.adu.org.za/index.php?taxon_id=26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kordofanic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26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malaise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Phan (2011c)</text:p>
          </table:table-cell>
          <table:table-cell office:value-type="string" calcext:value-type="string">
            <text:p>https://www.inaturalist.org/taxa/149273-Ceriagrion-malaise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melanur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/>
          <table:table-cell office:value-type="string" calcext:value-type="string">
            <text:p>Wilson (2013b)</text:p>
          </table:table-cell>
          <table:table-cell office:value-type="string" calcext:value-type="string">
            <text:p>https://www.inaturalist.org/taxa/325391-Ceriagrion-melanur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nipponic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Yum et al (2010), Yu and Chen (2015)</text:p>
          </table:table-cell>
          <table:table-cell/>
          <table:table-cell office:value-type="string" calcext:value-type="string">
            <text:p>https://www.inaturalist.org/taxa/325392-Ceriagrion-nipponic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obfuscan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27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olivace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tra (2010c)</text:p>
          </table:table-cell>
          <table:table-cell office:value-type="string" calcext:value-type="string">
            <text:p>https://www.inaturalist.org/taxa/97073-Ceriagrion-olivace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platystig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lausnitzer (2016b)</text:p>
          </table:table-cell>
          <table:table-cell office:value-type="string" calcext:value-type="string">
            <text:p>http://addo.adu.org.za/index.php?taxon_id=280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rubellocerin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Pinhey (1963)</text:p>
          </table:table-cell>
          <table:table-cell office:value-type="string" calcext:value-type="string">
            <text:p>Clausnitzer and Dijkstra (2018)</text:p>
          </table:table-cell>
          <table:table-cell office:value-type="string" calcext:value-type="string">
            <text:p>http://addo.adu.org.za/index.php?taxon_id=28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sakeji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2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suav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et al (2016f)</text:p>
          </table:table-cell>
          <table:table-cell office:value-type="string" calcext:value-type="string">
            <text:p>http://addo.adu.org.za/index.php?taxon_id=27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tenell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</text:p>
          </table:table-cell>
          <table:table-cell office:value-type="string" calcext:value-type="string">
            <text:p>Dijkstra (2016), Kalkman (2005)</text:p>
          </table:table-cell>
          <table:table-cell/>
          <table:table-cell office:value-type="string" calcext:value-type="string">
            <text:p>https://www.inaturalist.org/taxa/130407-Ceriagrion-tenell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eriagrion_whellan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et al (2016g)</text:p>
          </table:table-cell>
          <table:table-cell office:value-type="string" calcext:value-type="string">
            <text:p>https://www.inaturalist.org/taxa/97080-Ceriagrion-whellani/browse_photos, http://addo.adu.org.za/index.php?taxon_id=274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hromagrion_condi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 table:number-columns-repeated="2"/>
          <table:table-cell office:value-type="string" calcext:value-type="string">
            <text:p>https://www.inaturalist.org/taxa/97738-Chromagrion-condit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albicaud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20e)</text:p>
          </table:table-cell>
          <table:table-cell office:value-type="string" calcext:value-type="string">
            <text:p>https://www.inaturalist.org/taxa/149306-Coeliccia-albicaud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axinocercu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H�m�l�inen and M�ller (1997)</text:p>
          </table:table-cell>
          <table:table-cell office:value-type="string" calcext:value-type="string">
            <text:p>Dow (2020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borneens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Dow (2019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cf.kazukoa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osterin (2020a)</text:p>
          </table:table-cell>
          <table:table-cell office:value-type="string" calcext:value-type="string">
            <text:p>https://www.inaturalist.org/taxa/149311-Coeliccia-kazukoa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chromothorax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w (2020f)</text:p>
          </table:table-cell>
          <table:table-cell office:value-type="string" calcext:value-type="string">
            <text:p>https://www.inaturalist.org/taxa/98224-Coeliccia-chromothorax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cyaneothorax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ow et al (2013), Dow et al (20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cyanomel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ng (2011)</text:p>
          </table:table-cell>
          <table:table-cell office:value-type="string" calcext:value-type="string">
            <text:p>https://www.inaturalist.org/taxa/149307-Coeliccia-cyanomela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didy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w (2009f)</text:p>
          </table:table-cell>
          <table:table-cell office:value-type="string" calcext:value-type="string">
            <text:p>https://www.inaturalist.org/taxa/98225-Coeliccia-didym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dinocer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H�m�l�inen and M�ller (199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flavicaud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lson (2009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flavostri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w (2019c)</text:p>
          </table:table-cell>
          <table:table-cell office:value-type="string" calcext:value-type="string">
            <text:p>http://v3.boldsystems.org/index.php/Taxbrowser_Taxonpage?taxid=534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nemorico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g et al (2008)</text:p>
          </table:table-cell>
          <table:table-cell/>
          <table:table-cell office:value-type="string" calcext:value-type="string">
            <text:p>https://www.inaturalist.org/taxa/560125-Coeliccia-nemoricol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octogesi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i et al (2018), Choong (2014)</text:p>
          </table:table-cell>
          <table:table-cell/>
          <table:table-cell office:value-type="string" calcext:value-type="string">
            <text:p>https://www.inaturalist.org/taxa/509469-Coeliccia-octogesim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poungy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19d)</text:p>
          </table:table-cell>
          <table:table-cell office:value-type="string" calcext:value-type="string">
            <text:p>https://www.inaturalist.org/taxa/98238-Coeliccia-poungy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eliccia_ryukyuens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Osozawa et al (2017)</text:p>
          </table:table-cell>
          <table:table-cell/>
          <table:table-cell office:value-type="string" calcext:value-type="string">
            <text:p>https://www.inaturalist.org/taxa/149317-Coeliccia-ryukyuens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cnemis_insular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ch�tte (2020a)</text:p>
          </table:table-cell>
          <table:table-cell office:value-type="string" calcext:value-type="string">
            <text:p>http://v3.boldsystems.org/index.php/Taxbrowser_Taxonpage?taxid=533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cnemis_rufip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Martens and Sch�tte (20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angul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caerulescen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</text:p>
          </table:table-cell>
          <table:table-cell/>
          <table:table-cell office:value-type="string" calcext:value-type="string">
            <text:p>Boudot (2020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ecornu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udot and Kalkman (2015), Ozono et al (2012)</text:p>
          </table:table-cell>
          <table:table-cell office:value-type="string" calcext:value-type="string">
            <text:p>Yu and Bu (2011), Kosterin and Zaika (2010)</text:p>
          </table:table-cell>
          <table:table-cell office:value-type="string" calcext:value-type="string">
            <text:p>Clausnitzer (2020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glaciale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Kosterin (1999), Yu and Bu (2011)</text:p>
          </table:table-cell>
          <table:table-cell/>
          <table:table-cell office:value-type="string" calcext:value-type="string">
            <text:p>https://www.inaturalist.org/taxa/561891-Coenagrion-glacial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hastul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, Ozono et al (2012)</text:p>
          </table:table-cell>
          <table:table-cell/>
          <table:table-cell office:value-type="string" calcext:value-type="string">
            <text:p>Clausnitzer (2020b)</text:p>
          </table:table-cell>
          <table:table-cell/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hyla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, Ozono et al (2012)</text:p>
          </table:table-cell>
          <table:table-cell office:value-type="string" calcext:value-type="string">
            <text:p>Chaplina et al (2007), Yu and Bu (2011)</text:p>
          </table:table-cell>
          <table:table-cell office:value-type="string" calcext:value-type="string">
            <text:p>Boudot (2020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intermedi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dot and Kalkman (2015)</text:p>
          </table:table-cell>
          <table:table-cell/>
          <table:table-cell office:value-type="string" calcext:value-type="string">
            <text:p>Boudot (2020c)</text:p>
          </table:table-cell>
          <table:table-cell office:value-type="string" calcext:value-type="string">
            <text:p>https://www.inaturalist.org/taxa/98274-Coenagrion-intermedi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interrog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, Paulson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johansson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</text:p>
          </table:table-cell>
          <table:table-cell office:value-type="string" calcext:value-type="string">
            <text:p>Yu and Bu (2011), Kosterin and Zaika (201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lanceol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Yu and Bu (2011), Kosterin and Zaika (201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lunul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</text:p>
          </table:table-cell>
          <table:table-cell office:value-type="string" calcext:value-type="string">
            <text:p>Schroter et al (2015), Yu and Bu (2011)</text:p>
          </table:table-cell>
          <table:table-cell table:number-columns-repeated="2"/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mercuriale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</text:p>
          </table:table-cell>
          <table:table-cell/>
          <table:table-cell office:value-type="string" calcext:value-type="string">
            <text:p>Boudot (2020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puell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, Boudot and Kalkman (2015)</text:p>
          </table:table-cell>
          <table:table-cell/>
          <table:table-cell office:value-type="string" calcext:value-type="string">
            <text:p>Samraoui (2010)</text:p>
          </table:table-cell>
          <table:table-cell/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pulchell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, Boudot and Kalkman (2015)</text:p>
          </table:table-cell>
          <table:table-cell/>
          <table:table-cell office:value-type="string" calcext:value-type="string">
            <text:p>Boudot (2014a)</text:p>
          </table:table-cell>
          <table:table-cell/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resolu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/>
          <table:table-cell office:value-type="string" calcext:value-type="string">
            <text:p>Paulson (2017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scitul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, Boudot and Kalkman (2015)</text:p>
          </table:table-cell>
          <table:table-cell/>
          <table:table-cell office:value-type="string" calcext:value-type="string">
            <text:p>Boudot (2014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enagrion_teru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zono et al (2012)</text:p>
          </table:table-cell>
          <table:table-cell/>
          <table:table-cell office:value-type="string" calcext:value-type="string">
            <text:p>Karube (2009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seudocopera_annul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/>
          <table:table-cell office:value-type="string" calcext:value-type="string">
            <text:p>Wilson (2018)</text:p>
          </table:table-cell>
          <table:table-cell office:value-type="string" calcext:value-type="string">
            <text:p>https://www.inaturalist.org/taxa/561767-Pseudocopera-annula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pera_congolens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addo.adu.org.za/index.php?taxon_id=198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pera_guttife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addo.adu.org.za/index.php?taxon_id=1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pera_marginip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ng Bun et al (2010)</text:p>
          </table:table-cell>
          <table:table-cell/>
          <table:table-cell office:value-type="string" calcext:value-type="string">
            <text:p>Sharma (2010a)</text:p>
          </table:table-cell>
          <table:table-cell office:value-type="string" calcext:value-type="string">
            <text:p>https://www.inaturalist.org/taxa/98382-Copera-marginipe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pera_nyansa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pera_rufip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://addo.adu.org.za/index.php?taxon_id=2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pera_sikassoens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20200, https://www.inaturalist.org/taxa/433512-Copera-sikassoens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seudocopera_rubrip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Yum et al (2010)</text:p>
          </table:table-cell>
          <table:table-cell office:value-type="string" calcext:value-type="string">
            <text:p>Sasamoto (2020)</text:p>
          </table:table-cell>
          <table:table-cell office:value-type="string" calcext:value-type="string">
            <text:p>https://www.inaturalist.org/taxa/1304645-Pseudocopera-rubripe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opera_vitt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bramanian (2010b)</text:p>
          </table:table-cell>
          <table:table-cell office:value-type="string" calcext:value-type="string">
            <text:p>https://www.inaturalist.org/taxa/98384-Copera-vitta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oryphagrion_grand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jkstra and Clausnitzer (2014)</text:p>
          </table:table-cell>
          <table:table-cell office:value-type="string" calcext:value-type="string">
            <text:p>Kimmins (1931)</text:p>
          </table:table-cell>
          <table:table-cell office:value-type="string" calcext:value-type="string">
            <text:p>Clausnitzer (2018)</text:p>
          </table:table-cell>
          <table:table-cell/>
          <table:table-cell office:value-type="string" calcext:value-type="string">
            <text:p>http://addo.adu.org.za/index.php?taxon_id=28900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yanallagma_bonarien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von Ellenrieder (2009g)</text:p>
          </table:table-cell>
          <table:table-cell office:value-type="string" calcext:value-type="string">
            <text:p>https://www.inaturalist.org/taxa/98813-Cyanallagma-bonariense/browse_photos, https://www.ecoregistros.org/ficha/Cyanallagma-bonari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Cyanallagma_interrup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von Ellenrieder (2009h)</text:p>
          </table:table-cell>
          <table:table-cell office:value-type="string" calcext:value-type="string">
            <text:p>https://www.ecoregistros.org/ficha/Cyanallagma-interrup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Cyanocnemis_aureofron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Richards (2019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Diceratobasis_melanogaster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on Ellenrieder and Paulson (2006a)</text:p>
          </table:table-cell>
          <table:table-cell table:number-columns-repeated="2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Dolonagrion_fulvell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rrison and von Ellenrieder (200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Drepanoneura_muzon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von Ellenrieder and Garrison (2008)</text:p>
          </table:table-cell>
          <table:table-cell office:value-type="string" calcext:value-type="string">
            <text:p>Hoffmann et al (2016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Drepanoneura_tennessen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von Ellenrieder and Garrison (2008)</text:p>
          </table:table-cell>
          <table:table-cell office:value-type="string" calcext:value-type="string">
            <text:p>Tennessen et al (20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acu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addo.adu.org.za/index.php?taxon_id=1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anal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ow (2016)</text:p>
          </table:table-cell>
          <table:table-cell office:value-type="string" calcext:value-type="string">
            <text:p>Dow (2019g)</text:p>
          </table:table-cell>
          <table:table-cell office:value-type="string" calcext:value-type="string">
            <text:p>https://www.inaturalist.org/taxa/519472-Elattoneura-anal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aurantiac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w (2016)</text:p>
          </table:table-cell>
          <table:table-cell office:value-type="string" calcext:value-type="string">
            <text:p>Dow (2019h)</text:p>
          </table:table-cell>
          <table:table-cell office:value-type="string" calcext:value-type="string">
            <text:p>https://www.inaturalist.org/taxa/561586-Elattoneura-aurantiaca/browse_photos, http://odonata-malaysia.blogspot.com/2010/05/elattonuera-aurantiaca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aurifex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16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ball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addo.adu.org.za/index.php?taxon_id=168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caes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djani? (2009)</text:p>
          </table:table-cell>
          <table:table-cell office:value-type="string" calcext:value-type="string">
            <text:p>https://www.inaturalist.org/taxa/99762-Elattoneura-caesi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cellular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and Suhling (2010a)</text:p>
          </table:table-cell>
          <table:table-cell office:value-type="string" calcext:value-type="string">
            <text:p>http://addo.adu.org.za/index.php?taxon_id=16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centrafrica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1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coomans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w (2016)</text:p>
          </table:table-cell>
          <table:table-cell office:value-type="string" calcext:value-type="string">
            <text:p>Dow (2019i)</text:p>
          </table:table-cell>
          <table:table-cell office:value-type="string" calcext:value-type="string">
            <text:p>https://www.indianodonata.org/sp/319/Elattoneura-cooman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frenul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boton and Tarboton (2015)</text:p>
          </table:table-cell>
          <table:table-cell table:number-columns-repeated="2"/>
          <table:table-cell office:value-type="string" calcext:value-type="string">
            <text:p>http://addo.adu.org.za/index.php?taxon_id=17300, https://www.inaturalist.org/taxa/99767-Elattoneura-frenula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glauc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and Suhling (2016c)</text:p>
          </table:table-cell>
          <table:table-cell office:value-type="string" calcext:value-type="string">
            <text:p>https://www.inaturalist.org/taxa/99769-Elattoneura-glauca/browse_photos, http://addo.adu.org.za/index.php?taxon_id=17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josemora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17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lapidar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17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llib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1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nig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185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sp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tarbotonoru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19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tenax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 Silva et al (2009)</text:p>
          </table:table-cell>
          <table:table-cell office:value-type="string" calcext:value-type="string">
            <text:p>Bedjani? et al (2021a)</text:p>
          </table:table-cell>
          <table:table-cell office:value-type="string" calcext:value-type="string">
            <text:p>https://www.inaturalist.org/taxa/561599-Elattoneura-tenax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tsiama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19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lattoneura_vitt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19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ann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annex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, 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antenn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aspers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09), 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basiden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09), 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boreale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, 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carden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caruncul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, 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circul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zono et al (2012)</text:p>
          </table:table-cell>
          <table:table-cell/>
          <table:table-cell office:value-type="string" calcext:value-type="string">
            <text:p>Marikova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civil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, Paulson and Haber (202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claus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, 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coec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pero-Quintana et al (2009)</text:p>
          </table:table-cell>
          <table:table-cell office:value-type="string" calcext:value-type="string">
            <text:p>Gonzalez-Soriano and Guzman-Ojeda (2021f)</text:p>
          </table:table-cell>
          <table:table-cell office:value-type="string" calcext:value-type="string">
            <text:p>https://www.inaturalist.org/taxa/99899-Enallagma-coecum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concis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cyathiger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snitzer (2020c)</text:p>
          </table:table-cell>
          <table:table-cell/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daecki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davis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divagan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doubleday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dubi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dur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, Abbott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ebri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exsulan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, 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gemin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09), 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hagen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, 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minuscul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novaehispania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, Paulson (2009), Paulson and Haber (2021)</text:p>
          </table:table-cell>
          <table:table-cell/>
          <table:table-cell office:value-type="string" calcext:value-type="string">
            <text:p>Paulson (2017h)</text:p>
          </table:table-cell>
          <table:table-cell office:value-type="string" calcext:value-type="string">
            <text:p>https://www.inaturalist.org/taxa/99917-Enallagma-novaehispaniae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pollu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praevar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signa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09), 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sulc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traviat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09), 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vernale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, Abbott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vesper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nallagma_weew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pipleoneura_fuscaene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von Ellenrieder (2009i)</text:p>
          </table:table-cell>
          <table:table-cell office:value-type="string" calcext:value-type="string">
            <text:p>http://libellules-guyane.net/determiner/Epipleoneura_fuscaenea/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pipleoneura_lamin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Pessacq (2014)</text:p>
          </table:table-cell>
          <table:table-cell office:value-type="string" calcext:value-type="string">
            <text:p>von Ellenrieder (2009j)</text:p>
          </table:table-cell>
          <table:table-cell office:value-type="string" calcext:value-type="string">
            <text:p>http://libellules-guyane.net/determiner/Epipleoneura_lamina/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pipleoneura_metallic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Pessacq (2014)</text:p>
          </table:table-cell>
          <table:table-cell office:value-type="string" calcext:value-type="string">
            <text:p>von Ellenrieder (2009k)</text:p>
          </table:table-cell>
          <table:table-cell table:number-columns-repeated="2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pipleoneura_s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pipleoneura_spatul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Vilela and Guillermo-Ferreira (2021b)</text:p>
          </table:table-cell>
          <table:table-cell office:value-type="string" calcext:value-type="string">
            <text:p>http://libellules-guyane.net/determiner/Epipleoneura_spatulata/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pipleoneura_venezuelens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ssacq (2014)</text:p>
          </table:table-cell>
          <table:table-cell office:value-type="string" calcext:value-type="string">
            <text:p>Lozano (2021b)</text:p>
          </table:table-cell>
          <table:table-cell office:value-type="string" calcext:value-type="string">
            <text:p>https://www.inaturalist.org/taxa/197417-Epipleoneura-venezuelens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rythromma_humerale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Haritonov and Malikova (1998), Kosterin (2004)</text:p>
          </table:table-cell>
          <table:table-cell/>
          <table:table-cell office:value-type="string" calcext:value-type="string">
            <text:p>https://www.inaturalist.org/taxa/1304861-Erythromma-najas-humeral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rythromma_lindeni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Lewington (2006)</text:p>
          </table:table-cell>
          <table:table-cell/>
          <table:table-cell office:value-type="string" calcext:value-type="string">
            <text:p>Clausnitzer (2020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rythromma_naja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Lewington (2006)</text:p>
          </table:table-cell>
          <table:table-cell table:number-columns-repeated="2"/>
          <table:table-cell office:value-type="string" calcext:value-type="string">
            <text:p>https://www.inaturalist.org/taxa/209688-Erythromma-najas/browse_photos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Erythromma_viridul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Lewington (2006), Boudot and Kalkman (2015)</text:p>
          </table:table-cell>
          <table:table-cell/>
          <table:table-cell office:value-type="string" calcext:value-type="string">
            <text:p>Boudot (2014c)</text:p>
          </table:table-cell>
          <table:table-cell office:value-type="string" calcext:value-type="string">
            <text:p>https://www.inaturalist.org/taxa/100408-Erythromma-lindenii/browse_photos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Esme_mudiens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akkasery (2011b)</text:p>
          </table:table-cell>
          <table:table-cell office:value-type="string" calcext:value-type="string">
            <text:p>https://www.inaturalist.org/taxa/100423-Esme-mudiensis/browse_photos, https://www.indianodonata.org/esme-mudi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Forcepsioneura_sanc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, Kompier (2015)</text:p>
          </table:table-cell>
          <table:table-cell/>
          <table:table-cell office:value-type="string" calcext:value-type="string">
            <text:p>Guillermo-Ferreira and Vilela (2021a)</text:p>
          </table:table-cell>
          <table:table-cell/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Helveciagrion_simulacr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(200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Hesperagrion_heterodox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09)</text:p>
          </table:table-cell>
          <table:table-cell/>
          <table:table-cell office:value-type="string" calcext:value-type="string">
            <text:p>Paulson (2017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Homeoura_chelifer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, Kompier (2015)</text:p>
          </table:table-cell>
          <table:table-cell table:number-columns-repeated="3"/>
          <table:table-cell office:value-type="string" calcext:value-type="string">
            <text:p>Guyana, Argenti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Homeoura_lindner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(200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Homeoura_nepo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(2008)</text:p>
          </table:table-cell>
          <table:table-cell table:number-columns-repeated="2"/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Idiocnemis_obliter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P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dioneura_anci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R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R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mpier (2015)</text:p>
          </table:table-cell>
          <table:table-cell/>
          <table:table-cell office:value-type="string" calcext:value-type="string">
            <text:p>von Ellenrieder (2009l)</text:p>
          </table:table-cell>
          <table:table-cell office:value-type="string" calcext:value-type="string">
            <text:p>https://www.inaturalist.org/taxa/103311-Idioneura-ancill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Igneocnemis_antonia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illanueva (2009a)</text:p>
          </table:table-cell>
          <table:table-cell office:value-type="string" calcext:value-type="string">
            <text:p>https://www.inaturalist.org/taxa/561623-Igneocnemis-antonia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Igneocnemis_atrip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illanueva (2009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Igneocnemis_flamm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assman and H�m�l�inen (2002)</text:p>
          </table:table-cell>
          <table:table-cell office:value-type="string" calcext:value-type="string">
            <text:p>Dow (2020p)</text:p>
          </table:table-cell>
          <table:table-cell office:value-type="string" calcext:value-type="string">
            <text:p>https://www.inaturalist.org/taxa/561627-Igneocnemis-flamme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Indocnemis_ambigu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lson (2011a)</text:p>
          </table:table-cell>
          <table:table-cell office:value-type="string" calcext:value-type="string">
            <text:p>http://vietodonata.blogspot.com/2013/06/indocnemis-ambigua-asahina-199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Indocnemis_orang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bramanian (2010c)</text:p>
          </table:table-cell>
          <table:table-cell office:value-type="string" calcext:value-type="string">
            <text:p>https://www.inaturalist.org/taxa/103401-Indocnemis-orang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npabasis_hubell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Hoffmann et al (2016i)</text:p>
          </table:table-cell>
          <table:table-cell office:value-type="string" calcext:value-type="string">
            <text:p>http://v3.boldsystems.org/index.php/Taxbrowser_Taxonpage?taxid=538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npabasis_ros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armstrong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inov et al (2015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asiatic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Haritonov and Malikova (1998), Seehausen and Fiebig (2016), Yu and Chen (2015), Watanabe and Matsuura (2005)</text:p>
          </table:table-cell>
          <table:table-cell table:number-columns-repeated="3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auro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zono et al (2012)</text:p>
          </table:table-cell>
          <table:table-cell/>
          <table:table-cell office:value-type="string" calcext:value-type="string">
            <text:p>Dow et al (2020)</text:p>
          </table:table-cell>
          <table:table-cell office:value-type="string" calcext:value-type="string">
            <text:p>https://www.inaturalist.org/taxa/103480-Ischnura-aurora/browse_photos</text:p>
          </table:table-cell>
          <table:table-cell/>
          <table:table-cell office:value-type="string" calcext:value-type="string">
            <text:p>FSCA, 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barber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2"/>
          <table:table-cell office:value-type="string" calcext:value-type="string">
            <text:p>https://www.inaturalist.org/taxa/103481-Ischnura-barber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capreolu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, Paulson and Haber (2021)</text:p>
          </table:table-cell>
          <table:table-cell office:value-type="string" calcext:value-type="string">
            <text:p>Vilela et al (2017)</text:p>
          </table:table-cell>
          <table:table-cell table:number-columns-repeated="2"/>
          <table:table-cell office:value-type="string" calcext:value-type="string">
            <text:p>Guyana, Argentina, 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cardinal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inov (2020a)</text:p>
          </table:table-cell>
          <table:table-cell office:value-type="string" calcext:value-type="string">
            <text:p>https://inpn.mnhn.fr/espece/cd_nom/775400/tab/f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cervul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4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cruz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elasquez et al (200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damul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demors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denticolli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elegan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</text:p>
          </table:table-cell>
          <table:table-cell/>
          <table:table-cell office:value-type="string" calcext:value-type="string">
            <text:p>Dow (2020g)</text:p>
          </table:table-cell>
          <table:table-cell/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erratic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evans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arzoq (2005)</text:p>
          </table:table-cell>
          <table:table-cell office:value-type="string" calcext:value-type="string">
            <text:p>Clausnitzer et al (2013)</text:p>
          </table:table-cell>
          <table:table-cell office:value-type="string" calcext:value-type="string">
            <text:p>https://www.inaturalist.org/taxa/321574-Ischnura-evans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ezoi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zono et al (201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fluviatil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, Kompier (2015)</text:p>
          </table:table-cell>
          <table:table-cell/>
          <table:table-cell office:value-type="string" calcext:value-type="string">
            <text:p>von Ellenrieder (2009m)</text:p>
          </table:table-cell>
          <table:table-cell office:value-type="string" calcext:value-type="string">
            <text:p>https://www.inaturalist.org/taxa/103487-Ischnura-fluviatilis/browse_photos</text:p>
          </table:table-cell>
          <table:table-cell office:value-type="string" calcext:value-type="string">
            <text:p>Guyana, Argentina</text:p>
          </table:table-cell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fountaineae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Schtoter (2010), Seehaunsen et al (2016)</text:p>
          </table:table-cell>
          <table:table-cell office:value-type="string" calcext:value-type="string">
            <text:p>Boudot et al (2013)</text:p>
          </table:table-cell>
          <table:table-cell office:value-type="string" calcext:value-type="string">
            <text:p>https://www.inaturalist.org/taxa/103489-Ischnura-fountainea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foyle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Kosterin (20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gemi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graellsi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</text:p>
          </table:table-cell>
          <table:table-cell/>
          <table:table-cell office:value-type="string" calcext:value-type="string">
            <text:p>Clausnitzer (2020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hast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Paulson (2011), Abbott (2011), Paulson and Haber (2021)</text:p>
          </table:table-cell>
          <table:table-cell table:number-columns-repeated="2"/>
          <table:table-cell office:value-type="string" calcext:value-type="string">
            <text:p>https://www.inaturalist.org/taxa/103494-Ischnura-hastata/browse_photos</text:p>
          </table:table-cell>
          <table:table-cell office:value-type="string" calcext:value-type="string">
            <text:p>Guyana, 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heterostic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w (2017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intermed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nifj et al (2016)</text:p>
          </table:table-cell>
          <table:table-cell office:value-type="string" calcext:value-type="string">
            <text:p>Boudot (2020e)</text:p>
          </table:table-cell>
          <table:table-cell office:value-type="string" calcext:value-type="string">
            <text:p>https://www.inaturalist.org/taxa/433827-Ischnura-intermedia/browse_photos</text:p>
          </table:table-cell>
          <table:table-cell office:value-type="string" calcext:value-type="string">
            <text:p>Cyprus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kellicott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11)</text:p>
          </table:table-cell>
          <table:table-cell table:number-columns-repeated="3"/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pamela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ck and Davies (1988)</text:p>
          </table:table-cell>
          <table:table-cell office:value-type="string" calcext:value-type="string">
            <text:p>Kalkman (2020b)</text:p>
          </table:table-cell>
          <table:table-cell office:value-type="string" calcext:value-type="string">
            <text:p>https://www.inaturalist.org/taxa/103496-Ischnura-pamelae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perparv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posi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11)</text:p>
          </table:table-cell>
          <table:table-cell/>
          <table:table-cell office:value-type="string" calcext:value-type="string">
            <text:p>Paulson (2017d)</text:p>
          </table:table-cell>
          <table:table-cell/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prognat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pruinescen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17d)</text:p>
          </table:table-cell>
          <table:table-cell office:value-type="string" calcext:value-type="string">
            <text:p>https://www.inaturalist.org/taxa/323690-Ischnura-pruinescen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pumilio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</text:p>
          </table:table-cell>
          <table:table-cell table:number-columns-repeated="3"/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ramburi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, Abbott (2011), Paulson and Haber (2021)</text:p>
          </table:table-cell>
          <table:table-cell/>
          <table:table-cell office:value-type="string" calcext:value-type="string">
            <text:p>Paulson (2017e)</text:p>
          </table:table-cell>
          <table:table-cell office:value-type="string" calcext:value-type="string">
            <text:p>https://www.inaturalist.org/taxa/70191-Ischnura-ramburii/browse_photos</text:p>
          </table:table-cell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rufostig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Sanmartin-Villlar et al (2016)</text:p>
          </table:table-cell>
          <table:table-cell office:value-type="string" calcext:value-type="string">
            <text:p>Mitra (2010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saharensi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</text:p>
          </table:table-cell>
          <table:table-cell/>
          <table:table-cell office:value-type="string" calcext:value-type="string">
            <text:p>Samraoui and Dijkstra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senegalens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zono et al (2012)</text:p>
          </table:table-cell>
          <table:table-cell/>
          <table:table-cell office:value-type="string" calcext:value-type="string">
            <text:p>Sharma and Clausnitzer (2016)</text:p>
          </table:table-cell>
          <table:table-cell/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sp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taitens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rinov (2020b)</text:p>
          </table:table-cell>
          <table:table-cell office:value-type="string" calcext:value-type="string">
            <text:p>https://inpn.mnhn.fr/espece/cd_nom/775403/tab/f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ulti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, von Ellenrieder and Garrison (2007)</text:p>
          </table:table-cell>
          <table:table-cell table:number-columns-repeated="2"/>
          <table:table-cell office:value-type="string" calcext:value-type="string">
            <text:p>https://www.inaturalist.org/taxa/197680-Ischnura-ultim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verticali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, Paulson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Leptagrion_elongat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, Kompier (2015)</text:p>
          </table:table-cell>
          <table:table-cell office:value-type="string" calcext:value-type="string">
            <text:p>De Marmels and Garrison (2005)</text:p>
          </table:table-cell>
          <table:table-cell office:value-type="string" calcext:value-type="string">
            <text:p>Cano-Cobos et al (2021a)</text:p>
          </table:table-cell>
          <table:table-cell office:value-type="string" calcext:value-type="string">
            <text:p>https://www.inaturalist.org/taxa/197673-Leptagrion-elongat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Leptagrion_macrur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De Marmels and Garrison (2005)</text:p>
          </table:table-cell>
          <table:table-cell office:value-type="string" calcext:value-type="string">
            <text:p>von Ellenrieder (2009y)</text:p>
          </table:table-cell>
          <table:table-cell office:value-type="string" calcext:value-type="string">
            <text:p>https://www.inaturalist.org/taxa/104275-Leptagrion-macrur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Leptagrion_perlong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De Marmels and Garrison (2005), Junior and Furieri (2000)</text:p>
          </table:table-cell>
          <table:table-cell office:value-type="string" calcext:value-type="string">
            <text:p>von Ellenrieder (2009z)</text:p>
          </table:table-cell>
          <table:table-cell office:value-type="string" calcext:value-type="string">
            <text:p>https://www.inaturalist.org/taxa/104276-Leptagrion-perlong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Leptobasis_lucif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11), Paulson and Haber (2021)</text:p>
          </table:table-cell>
          <table:table-cell/>
          <table:table-cell office:value-type="string" calcext:value-type="string">
            <text:p>Paulson (2018)</text:p>
          </table:table-cell>
          <table:table-cell office:value-type="string" calcext:value-type="string">
            <text:p>https://www.inaturalist.org/taxa/104304-Leptobasis-lucifer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Leptobasis_vacillan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and Haber (2021)</text:p>
          </table:table-cell>
          <table:table-cell/>
          <table:table-cell office:value-type="string" calcext:value-type="string">
            <text:p>Paulson and von Ellenrieder (2018)</text:p>
          </table:table-cell>
          <table:table-cell office:value-type="string" calcext:value-type="string">
            <text:p>https://www.inaturalist.org/taxa/104306-Leptobasis-vacillans/browse_photo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Leptocnemis_cyanop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Sch�tte (2017a)</text:p>
          </table:table-cell>
          <table:table-cell office:value-type="string" calcext:value-type="string">
            <text:p>https://www.inaturalist.org/taxa/561951-Leptocnemis-cyanop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Lieftinckia_laird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Kalkman (2020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Lochmaeocnemis_malacodo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Matticnemis_do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�m�l�inen (2012)</text:p>
          </table:table-cell>
          <table:table-cell office:value-type="string" calcext:value-type="string">
            <text:p>Dow (2020q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latystigma_astictu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von Ellenrieder and Paulson (2006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latystigma_jocast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lela and Guillermo-Ferreira (2021c)</text:p>
          </table:table-cell>
          <table:table-cell/>
          <table:table-cell office:value-type="string" calcext:value-type="string">
            <text:p>FS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cistogaster_linear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and Haber (2021)</text:p>
          </table:table-cell>
          <table:table-cell/>
          <table:table-cell office:value-type="string" calcext:value-type="string">
            <text:p>Vilela and Guillermo-Ferreira (2021d)</text:p>
          </table:table-cell>
          <table:table-cell office:value-type="string" calcext:value-type="string">
            <text:p>https://www.inaturalist.org/taxa/528681-Mecistogaster-linearis/browse_photos</text:p>
          </table:table-cell>
          <table:table-cell office:value-type="string" calcext:value-type="string">
            <text:p>FS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cistogaster_lucreti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Vilela and Guillermo-Ferreira (2021e)</text:p>
          </table:table-cell>
          <table:table-cell office:value-type="string" calcext:value-type="string">
            <text:p>https://www.inaturalist.org/taxa/132179-Mecistogaster-lucretia/browse_photos</text:p>
          </table:table-cell>
          <table:table-cell office:value-type="string" calcext:value-type="string">
            <text:p>FS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latystigma_martinez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Fincke (2006)</text:p>
          </table:table-cell>
          <table:table-cell office:value-type="string" calcext:value-type="string">
            <text:p>Hoffmann et al (2016j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cistogaster_modes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and Haber (2021)</text:p>
          </table:table-cell>
          <table:table-cell/>
          <table:table-cell office:value-type="string" calcext:value-type="string">
            <text:p>Bota-Sierra et al (2021d)</text:p>
          </table:table-cell>
          <table:table-cell office:value-type="string" calcext:value-type="string">
            <text:p>https://www.inaturalist.org/taxa/197341-Mecistogaster-modesta/browse_photos</text:p>
          </table:table-cell>
          <table:table-cell office:value-type="string" calcext:value-type="string">
            <text:p>FS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galagrion_blackburn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olhemus et al (1996)</text:p>
          </table:table-cell>
          <table:table-cell office:value-type="string" calcext:value-type="string">
            <text:p>Polhemus (1997), Cooper et al (2016)</text:p>
          </table:table-cell>
          <table:table-cell/>
          <table:table-cell office:value-type="string" calcext:value-type="string">
            <text:p>https://www.inaturalist.org/taxa/182595-Megalagrion-blackburn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galagrion_calliphy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olhemus et al (1996)</text:p>
          </table:table-cell>
          <table:table-cell office:value-type="string" calcext:value-type="string">
            <text:p>Polhemus (1997), Cooper et al (2016)</text:p>
          </table:table-cell>
          <table:table-cell/>
          <table:table-cell office:value-type="string" calcext:value-type="string">
            <text:p>https://www.inaturalist.org/taxa/224507-Megalagrion-calliphy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galagrion_eudy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hemus et al (1996)</text:p>
          </table:table-cell>
          <table:table-cell office:value-type="string" calcext:value-type="string">
            <text:p>Polhemus (1997), Cooper et al (2016)</text:p>
          </table:table-cell>
          <table:table-cell/>
          <table:table-cell office:value-type="string" calcext:value-type="string">
            <text:p>https://www.inaturalist.org/taxa/224508-Megalagrion-eudyt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galagrion_hawaiien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olhemus et al (1996)</text:p>
          </table:table-cell>
          <table:table-cell office:value-type="string" calcext:value-type="string">
            <text:p>Polhemus (1997), Cooper et al (2016)</text:p>
          </table:table-cell>
          <table:table-cell/>
          <table:table-cell office:value-type="string" calcext:value-type="string">
            <text:p>https://www.inaturalist.org/taxa/224509-Megalagrion-hawaiiens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galagrion_heterogami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hemus et al (1996)</text:p>
          </table:table-cell>
          <table:table-cell office:value-type="string" calcext:value-type="string">
            <text:p>Polhemus (1997)</text:p>
          </table:table-cell>
          <table:table-cell/>
          <table:table-cell office:value-type="string" calcext:value-type="string">
            <text:p>https://www.inaturalist.org/taxa/105404-Megalagrion-heterogamia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galagrion_nigrohama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lhemus et al (1996)</text:p>
          </table:table-cell>
          <table:table-cell office:value-type="string" calcext:value-type="string">
            <text:p>Cooper et al (2016)</text:p>
          </table:table-cell>
          <table:table-cell office:value-type="string" calcext:value-type="string">
            <text:p>Polhemus (2020a)</text:p>
          </table:table-cell>
          <table:table-cell office:value-type="string" calcext:value-type="string">
            <text:p>https://www.inaturalist.org/taxa/105410-Megalagrion-nigrohamatum/browse_photos</text:p>
          </table:table-cell>
          <table:table-cell/>
          <table:table-cell office:value-type="string" calcext:value-type="string">
            <text:p>FSCA, SI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galagrion_oahuen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hemus et al (1996)</text:p>
          </table:table-cell>
          <table:table-cell office:value-type="string" calcext:value-type="string">
            <text:p>Cooper et al (2016)</text:p>
          </table:table-cell>
          <table:table-cell office:value-type="string" calcext:value-type="string">
            <text:p>Polhemus (2020b)</text:p>
          </table:table-cell>
          <table:table-cell office:value-type="string" calcext:value-type="string">
            <text:p>https://www.inaturalist.org/taxa/105411-Megalagrion-oahuense/browse_photos</text:p>
          </table:table-cell>
          <table:table-cell/>
          <table:table-cell office:value-type="string" calcext:value-type="string">
            <text:p>FSCA, SI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galagrion_oresitroph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hemus et al (1996)</text:p>
          </table:table-cell>
          <table:table-cell office:value-type="string" calcext:value-type="string">
            <text:p>Polhemus (1997), Cooper et al (2016)</text:p>
          </table:table-cell>
          <table:table-cell/>
          <table:table-cell office:value-type="string" calcext:value-type="string">
            <text:p>https://www.inaturalist.org/taxa/105413-Megalagrion-oresitroph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galagrion_paludico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Polhemus (199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galagrion_vagabund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hemus et al (1996)</text:p>
          </table:table-cell>
          <table:table-cell office:value-type="string" calcext:value-type="string">
            <text:p>Polhemus (1997), Cooper et al (2016)</text:p>
          </table:table-cell>
          <table:table-cell/>
          <table:table-cell office:value-type="string" calcext:value-type="string">
            <text:p>https://www.inaturalist.org/taxa/105417-Megalagrion-vagabund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galoprepus_caerulatu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, Paulson and Haber (2021)</text:p>
          </table:table-cell>
          <table:table-cell office:value-type="string" calcext:value-type="string">
            <text:p>Fincke (1984)</text:p>
          </table:table-cell>
          <table:table-cell/>
          <table:table-cell office:value-type="string" calcext:value-type="string">
            <text:p>https://www.inaturalist.org/taxa/132159-Megaloprepus-caerulatu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lanesobasis_cornicul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nov and Waqa-Sakiti (2013)</text:p>
          </table:table-cell>
          <table:table-cell table:number-columns-repeated="4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lanesobasis_flavilabr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nov and Waqa-Sakiti (2013)</text:p>
          </table:table-cell>
          <table:table-cell table:number-columns-repeated="4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lanesobasis_mclean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nov and Waqa-Sakiti (2013)</text:p>
          </table:table-cell>
          <table:table-cell table:number-columns-repeated="4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samphiagrion_demarmels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Bota-Sierra (2016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samphiagrion_dunkle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n Ellenrieder and Garrison (2008b)</text:p>
          </table:table-cell>
          <table:table-cell office:value-type="string" calcext:value-type="string">
            <text:p>Tennessen and Mauffray (2016a)</text:p>
          </table:table-cell>
          <table:table-cell/>
          <table:table-cell office:value-type="string" calcext:value-type="string">
            <text:p>https://www.inaturalist.org/taxa/197652-Mesamphiagrion-dunklei/browse_photos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Mesocnemis_robust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15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Mesocnemis_singular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et al (2016h)</text:p>
          </table:table-cell>
          <table:table-cell office:value-type="string" calcext:value-type="string">
            <text:p>http://addo.adu.org.za/index.php?taxon_id=15800, https://www.inaturalist.org/taxa/105623-Mesocnemis-singularis/browse_photos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soleptobasis_acumin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et al (2017)</text:p>
          </table:table-cell>
          <table:table-cell table:number-columns-repeated="2"/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soleptobasis_cantrall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Garrison and von Ellenrieder (200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soleptobasis_elong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rrison and von Ellenrieder (2009)</text:p>
          </table:table-cell>
          <table:table-cell/>
          <table:table-cell office:value-type="string" calcext:value-type="string">
            <text:p>http://libellules-guyane.net/determiner/Mesoleptobasis_elongat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Metacnemis_valid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boton and Tarboton (2015)</text:p>
          </table:table-cell>
          <table:table-cell/>
          <table:table-cell office:value-type="string" calcext:value-type="string">
            <text:p>Samways (2018a)</text:p>
          </table:table-cell>
          <table:table-cell office:value-type="string" calcext:value-type="string">
            <text:p>https://www.inaturalist.org/taxa/105646-Metacnemis-valida/browse_photos, http://addo.adu.org.za/index.php?taxon_id=16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taleptobasis_byrsonim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n Ellenrieder (2013)</text:p>
          </table:table-cell>
          <table:table-cell/>
          <table:table-cell office:value-type="string" calcext:value-type="string">
            <text:p>https://www.inaturalist.org/taxa/197644-Metaleptobasis-brysonima/browse_photos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taleptobasis_mauffray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n Ellenrieder (201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taleptobasis_bicorn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von Ellenrieder (201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taleptobasis_minter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n Ellenrieder (201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taleptobasis_quadricorn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(201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etaleptobasis_sp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icrostigma_anomal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Fincke (2006)</text:p>
          </table:table-cell>
          <table:table-cell/>
          <table:table-cell office:value-type="string" calcext:value-type="string">
            <text:p>http://libellules-guyane.net/determiner/Microstigma_anomalum/, https://www.inaturalist.org/taxa/197338-Microstigma-anomalum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icrostigma_maculatu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icrostigma_rotundat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Fincke (2006)</text:p>
          </table:table-cell>
          <table:table-cell/>
          <table:table-cell office:value-type="string" calcext:value-type="string">
            <text:p>https://www.inaturalist.org/taxa/197337-Microstigma-rotundatum/browse_photos</text:p>
          </table:table-cell>
          <table:table-cell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inagrion_mecistogastr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Kompier (2015)</text:p>
          </table:table-cell>
          <table:table-cell/>
          <table:table-cell office:value-type="string" calcext:value-type="string">
            <text:p>von Ellenrieder (2009n)</text:p>
          </table:table-cell>
          <table:table-cell office:value-type="string" calcext:value-type="string">
            <text:p>https://www.inaturalist.org/taxa/105896-Minagrion-mecistogastr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inagrion_walther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eckman (2008), Kompier (2015)</text:p>
          </table:table-cell>
          <table:table-cell/>
          <table:table-cell office:value-type="string" calcext:value-type="string">
            <text:p>von Ellenrieder (2009aa)</text:p>
          </table:table-cell>
          <table:table-cell office:value-type="string" calcext:value-type="string">
            <text:p>https://www.inaturalist.org/taxa/105898-Minagrion-walther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ortonagrion_aborens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Kosterin (2011)</text:p>
          </table:table-cell>
          <table:table-cell office:value-type="string" calcext:value-type="string">
            <text:p>Subramanian (2010d)</text:p>
          </table:table-cell>
          <table:table-cell office:value-type="string" calcext:value-type="string">
            <text:p>https://www.inaturalist.org/taxa/106197-Mortonagrion-aborens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ortonagrion_arthur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g Bun et al (2010)</text:p>
          </table:table-cell>
          <table:table-cell/>
          <table:table-cell office:value-type="string" calcext:value-type="string">
            <text:p>Dow (2020h)</text:p>
          </table:table-cell>
          <table:table-cell office:value-type="string" calcext:value-type="string">
            <text:p>https://www.inaturalist.org/taxa/106200-Mortonagrion-arthur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ortonagrion_hirose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Stanton and Allcock (2011)</text:p>
          </table:table-cell>
          <table:table-cell office:value-type="string" calcext:value-type="string">
            <text:p>Wilson and Reels (2011)</text:p>
          </table:table-cell>
          <table:table-cell office:value-type="string" calcext:value-type="string">
            <text:p>https://www.inaturalist.org/taxa/106202-Mortonagrion-hirose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ortonagrion_martin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Gassman (2015), Gassman and Richards (2011), Richards et al (20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ortonagrion_selenion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Haritonov and Malikova (1998), Yum et al (2010)</text:p>
          </table:table-cell>
          <table:table-cell/>
          <table:table-cell office:value-type="string" calcext:value-type="string">
            <text:p>https://www.inaturalist.org/taxa/325331-Mortonagrion-selenion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Mortonagrion_styg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2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halennia_gracili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halennia_integricolli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halennia_irene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09), Paulson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halennia_minu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, Paulson and Haber (2021)</text:p>
          </table:table-cell>
          <table:table-cell/>
          <table:table-cell office:value-type="string" calcext:value-type="string">
            <text:p>Paulson (2017f)</text:p>
          </table:table-cell>
          <table:table-cell/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halennia_pallidul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aulson (2011)</text:p>
          </table:table-cell>
          <table:table-cell table:number-columns-repeated="2"/>
          <table:table-cell office:value-type="string" calcext:value-type="string">
            <text:p>https://www.inaturalist.org/taxa/106654-Nehalennia-minu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halennia_specios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udot and Kalkman (2015), Ozono et al (2012)</text:p>
          </table:table-cell>
          <table:table-cell office:value-type="string" calcext:value-type="string">
            <text:p>Fincke et al (2005)</text:p>
          </table:table-cell>
          <table:table-cell office:value-type="string" calcext:value-type="string">
            <text:p>Bernard and Wildermuth (2020)</text:p>
          </table:table-cell>
          <table:table-cell office:value-type="string" calcext:value-type="string">
            <text:p>https://www.inaturalist.org/taxa/106656-Nehalennia-specios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erythromma_cultella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Paulson (2011), Abbott (2011), Paulson and Haber (2021)</text:p>
          </table:table-cell>
          <table:table-cell table:number-columns-repeated="2"/>
          <table:table-cell office:value-type="string" calcext:value-type="string">
            <text:p>https://www.inaturalist.org/taxa/106737-Neoerythromma-cultellat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aaron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09), Abbott (20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amel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/>
          <table:table-cell office:value-type="string" calcext:value-type="string">
            <text:p>Paulson (2017g)</text:p>
          </table:table-cell>
          <table:table-cell office:value-type="string" calcext:value-type="string">
            <text:p>https://www.inaturalist.org/taxa/106814-Neoneura-ameli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bilinear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Wasscher (2013)</text:p>
          </table:table-cell>
          <table:table-cell office:value-type="string" calcext:value-type="string">
            <text:p>von Ellenrieder (2009o)</text:p>
          </table:table-cell>
          <table:table-cell/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confunden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asscher (2013)</text:p>
          </table:table-cell>
          <table:table-cell/>
          <table:table-cell office:value-type="string" calcext:value-type="string">
            <text:p>https://www.inaturalist.org/taxa/511771-Neoneura-confundens/browse_photos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denticul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et al (2017)</text:p>
          </table:table-cell>
          <table:table-cell table:number-columns-repeated="2"/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esther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Garrison (1999)</text:p>
          </table:table-cell>
          <table:table-cell office:value-type="string" calcext:value-type="string">
            <text:p>Bota-Sierra et al (2021e)</text:p>
          </table:table-cell>
          <table:table-cell office:value-type="string" calcext:value-type="string">
            <text:p>https://www.inaturalist.org/taxa/197399-Neoneura-esthera/browse_photos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fulvicoll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Kompier (2015)</text:p>
          </table:table-cell>
          <table:table-cell/>
          <table:table-cell office:value-type="string" calcext:value-type="string">
            <text:p>von Ellenrieder (2009p)</text:p>
          </table:table-cell>
          <table:table-cell office:value-type="string" calcext:value-type="string">
            <text:p>http://libellules-guyane.net/determiner/Neoneura_fulvicolli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joan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Wasscher (2013)</text:p>
          </table:table-cell>
          <table:table-cell office:value-type="string" calcext:value-type="string">
            <text:p>Bota-Sierra and Sandoval (2021e)</text:p>
          </table:table-cell>
          <table:table-cell/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kiauta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Anjos-Santos et al (201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leonardo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mari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Paulson and von Ellenrieder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myrthe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Bota-Sierra and Sandoval (2021f)</text:p>
          </table:table-cell>
          <table:table-cell office:value-type="string" calcext:value-type="string">
            <text:p>http://libellules-guyane.net/determiner/Neoneura_myrthea/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rubriventr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(1999)</text:p>
          </table:table-cell>
          <table:table-cell/>
          <table:table-cell office:value-type="string" calcext:value-type="string">
            <text:p>https://www.inaturalist.org/taxa/197390-Neoneura-rubriventris/browse_photos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sp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oneura_sylvatic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Nobre and Carvalho (2014)</text:p>
          </table:table-cell>
          <table:table-cell office:value-type="string" calcext:value-type="string">
            <text:p>Lozano (2021c)</text:p>
          </table:table-cell>
          <table:table-cell office:value-type="string" calcext:value-type="string">
            <text:p>https://www.inaturalist.org/taxa/197387-Neoneura-sylvatic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sp4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atty et al (2007), Marinov (2011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sp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inov and Waqa-Sakiti (2013)</text:p>
          </table:table-cell>
          <table:table-cell office:value-type="string" calcext:value-type="string">
            <text:p>Donnelly (1990), Marinov (2011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sp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inov and Waqa-Sakiti (2013)</text:p>
          </table:table-cell>
          <table:table-cell office:value-type="string" calcext:value-type="string">
            <text:p>Donnelly (1990), van Gossum et al (2006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sp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nov and Waqa-Sakiti (2013)</text:p>
          </table:table-cell>
          <table:table-cell office:value-type="string" calcext:value-type="string">
            <text:p>Donnelly (1990), Beatty et al (2007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erythrop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nov and Waqa-Sakiti (2013)</text:p>
          </table:table-cell>
          <table:table-cell office:value-type="string" calcext:value-type="string">
            <text:p>Donnelly (1990), Beatty et al (2007), Marinov (2011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flavifron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nov and Waqa-Sakiti (2013)</text:p>
          </table:table-cell>
          <table:table-cell office:value-type="string" calcext:value-type="string">
            <text:p>Beatty et al (2007), Marinov (2011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sp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RE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RE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nov and Waqa-Sakiti (2013)</text:p>
          </table:table-cell>
          <table:table-cell office:value-type="string" calcext:value-type="string">
            <text:p>Donnelly (1990), Beatty et al (2007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sp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inov and Waqa-Sakiti (2013)</text:p>
          </table:table-cell>
          <table:table-cell table:number-columns-repeated="4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longisty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nov and Waqa-Sakiti (2013)</text:p>
          </table:table-cell>
          <table:table-cell office:value-type="string" calcext:value-type="string">
            <text:p>Beatty et al (2007), Marinov (2011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sp6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nov and Waqa-Sakiti (2013)</text:p>
          </table:table-cell>
          <table:table-cell office:value-type="string" calcext:value-type="string">
            <text:p>Donnelly (1990), Beatty et al (2007), Marinov (2011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sp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nnelly (1990), van Gossum et al (2006), Beatty et al (2007), Marinov (2011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sp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inov and Waqa-Sakiti (2013)</text:p>
          </table:table-cell>
          <table:table-cell office:value-type="string" calcext:value-type="string">
            <text:p>Donnelly (1990), Beatty et al (2007), Marinov (2011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Nesobasis_telegastr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RE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inov and Waqa-Sakiti (2013)</text:p>
          </table:table-cell>
          <table:table-cell office:value-type="string" calcext:value-type="string">
            <text:p>Donnelly (1990), Marinov (2011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Nososticta_erythru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/>
          <table:table-cell office:value-type="string" calcext:value-type="string">
            <text:p>Kalkman (2009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Nososticta_finisterra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Nososticta_frater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w (2017e)</text:p>
          </table:table-cell>
          <table:table-cell office:value-type="string" calcext:value-type="string">
            <text:p>https://www.inaturalist.org/taxa/502947-Nososticta-fratern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Nososticta_kalumburu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w (2017f)</text:p>
          </table:table-cell>
          <table:table-cell office:value-type="string" calcext:value-type="string">
            <text:p>https://www.inaturalist.org/taxa/107090-Nososticta-kalumburu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Nososticta_livering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17g)</text:p>
          </table:table-cell>
          <table:table-cell office:value-type="string" calcext:value-type="string">
            <text:p>https://www.inaturalist.org/taxa/323606-Nososticta-livering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Nososticta_salomon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kman and Orr (2013)</text:p>
          </table:table-cell>
          <table:table-cell table:number-columns-repeated="2"/>
          <table:table-cell office:value-type="string" calcext:value-type="string">
            <text:p>http://odonata.tacc.utexas.edu/PNG/family_Disparoneuridae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Nososticta_solid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w (2017h)</text:p>
          </table:table-cell>
          <table:table-cell office:value-type="string" calcext:value-type="string">
            <text:p>https://www.inaturalist.org/taxa/323648-Nososticta-solid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Nososticta_solitar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wking (2018b)</text:p>
          </table:table-cell>
          <table:table-cell office:value-type="string" calcext:value-type="string">
            <text:p>https://www.inaturalist.org/taxa/502956-Nososticta-solitari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Onychargia_atrocya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w (2020i)</text:p>
          </table:table-cell>
          <table:table-cell office:value-type="string" calcext:value-type="string">
            <text:p>https://www.inaturalist.org/taxa/107577-Onychargia-atrocyan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Oreocnemis_phoenix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30500, https://www.inaturalist.org/taxa/107900-Oreocnemis-phoenix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Oxyagrion_chapaden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Oxyagrion_hempel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Kompier (2015)</text:p>
          </table:table-cell>
          <table:table-cell office:value-type="string" calcext:value-type="string">
            <text:p>Renner et al (2016)</text:p>
          </table:table-cell>
          <table:table-cell office:value-type="string" calcext:value-type="string">
            <text:p>Lozano (2021d)</text:p>
          </table:table-cell>
          <table:table-cell office:value-type="string" calcext:value-type="string">
            <text:p>https://www.inaturalist.org/taxa/197625-Oxyagrion-hempel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Oxyagrion_miniopsi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von Ellenrieder (2009q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Oxyagrion_rubid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Lozano (2021e)</text:p>
          </table:table-cell>
          <table:table-cell office:value-type="string" calcext:value-type="string">
            <text:p>https://www.inaturalist.org/taxa/197620-Oxyagrion-rubid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Oxyagrion_simil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Kompier (2015)</text:p>
          </table:table-cell>
          <table:table-cell/>
          <table:table-cell office:value-type="string" calcext:value-type="string">
            <text:p>Vilela and Guillermo-Ferreira (2021f)</text:p>
          </table:table-cell>
          <table:table-cell office:value-type="string" calcext:value-type="string">
            <text:p>https://www.inaturalist.org/taxa/197618-Oxyagrion-simil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Oxyagrion_sulmatogrossens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Oxyagrion_tennessen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Mauffray (1999)</text:p>
          </table:table-cell>
          <table:table-cell/>
          <table:table-cell office:value-type="string" calcext:value-type="string">
            <text:p>https://www.inaturalist.org/taxa/108071-Oxyagrion-tennessen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Oxyagrion_terminal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Renner et al (2016)</text:p>
          </table:table-cell>
          <table:table-cell office:value-type="string" calcext:value-type="string">
            <text:p>Lozano (2021f)</text:p>
          </table:table-cell>
          <table:table-cell office:value-type="string" calcext:value-type="string">
            <text:p>https://www.inaturalist.org/taxa/197616-Oxyagrion-terminal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Oxyallagma_dissiden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Bota-Sierra (2014)</text:p>
          </table:table-cell>
          <table:table-cell office:value-type="string" calcext:value-type="string">
            <text:p>Hoffmann (2020)</text:p>
          </table:table-cell>
          <table:table-cell office:value-type="string" calcext:value-type="string">
            <text:p>https://www.inaturalist.org/taxa/197613-Oxyallagma-dissiden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cificagrion_lachrymos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inov (2015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cificagrion_sp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inov (2015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alaiargia_charmosy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ndanobasis_cantug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illanueva (201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puagrion_marijanmatok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r and Richards (201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puagrion_occipital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 office:value-type="string" calcext:value-type="string">
            <text:p>Kalkman (200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puagrion_prothoracal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 office:value-type="string" calcext:value-type="string">
            <text:p>Kalkman (200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racercion_ambigu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ing et al (2016)</text:p>
          </table:table-cell>
          <table:table-cell office:value-type="string" calcext:value-type="string">
            <text:p>Dow and Kompier (202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racercion_calamor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Dow et al (2016)</text:p>
          </table:table-cell>
          <table:table-cell office:value-type="string" calcext:value-type="string">
            <text:p>Wilson (2009c)</text:p>
          </table:table-cell>
          <table:table-cell office:value-type="string" calcext:value-type="string">
            <text:p>https://www.inaturalist.org/taxa/108420-Paracercion-calamor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racercion_doroth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Dow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racercion_hieroglyphic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Dumont (2003), Seehausen and Fiebig (2016), Yum et al (2010)</text:p>
          </table:table-cell>
          <table:table-cell/>
          <table:table-cell office:value-type="string" calcext:value-type="string">
            <text:p>https://www.inaturalist.org/taxa/358453-Paracercion-hieroglyphic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racercion_melano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Seehausen and Fiebig (2016), Yum et al (2010)</text:p>
          </table:table-cell>
          <table:table-cell office:value-type="string" calcext:value-type="string">
            <text:p>Wilson (2009d)</text:p>
          </table:table-cell>
          <table:table-cell office:value-type="string" calcext:value-type="string">
            <text:p>https://www.inaturalist.org/taxa/108421-Paracercion-melanot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racercion_plagios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Dumont (2004), Seehausen and Fiebig (2016), Yum et al (2010)</text:p>
          </table:table-cell>
          <table:table-cell/>
          <table:table-cell office:value-type="string" calcext:value-type="string">
            <text:p>https://www.inaturalist.org/taxa/358451-Paracercion-plagios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racercion_sieboldi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Yum et al (201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aracercion_vnigr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osterin (2004)</text:p>
          </table:table-cell>
          <table:table-cell office:value-type="string" calcext:value-type="string">
            <text:p>Wilson (2009e)</text:p>
          </table:table-cell>
          <table:table-cell office:value-type="string" calcext:value-type="string">
            <text:p>https://www.inaturalist.org/taxa/108422-Paracercion-v-nigr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aracnemis_alluaud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Sch�tte (2020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aramecocnemis_erythrostig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 office:value-type="string" calcext:value-type="string">
            <text:p>Kalkman (2009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aramecocnemis_stillacruor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ericnemis_lestoid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Villanueva (201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ericnemis_sp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ericnemis_sp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ericnemis_triangulari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Orr (2001)</text:p>
          </table:table-cell>
          <table:table-cell office:value-type="string" calcext:value-type="string">
            <text:p>Dow (2019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eristicta_aenoviridi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Pessacq (2007), Schmidt et al (201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eristicta_sp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hasmoneura_exigu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(2011)</text:p>
          </table:table-cell>
          <table:table-cell/>
          <table:table-cell office:value-type="string" calcext:value-type="string">
            <text:p>http://libellules-guyane.net/determiner/Phasmoneura_exigu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hoenicagrion_flamme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(2008b)</text:p>
          </table:table-cell>
          <table:table-cell/>
          <table:table-cell office:value-type="string" calcext:value-type="string">
            <text:p>https://www.inaturalist.org/taxa/197488-Phoenicagrion-flammeum/browse_photos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hoenicagrion_s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hoenicagrion_sp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hylloneura_westermann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bramanian (2011)</text:p>
          </table:table-cell>
          <table:table-cell office:value-type="string" calcext:value-type="string">
            <text:p>https://www.inaturalist.org/taxa/109452-Phylloneura-westermann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latycnemis_acutipenn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Lewington (2006)</text:p>
          </table:table-cell>
          <table:table-cell/>
          <table:table-cell office:value-type="string" calcext:value-type="string">
            <text:p>Boudot (2020f)</text:p>
          </table:table-cell>
          <table:table-cell office:value-type="string" calcext:value-type="string">
            <text:p>https://www.inaturalist.org/taxa/109639-Platycnemis-acutipenn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latycnemis_echigoa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latycnemis_foliac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ilson et al (2008)</text:p>
          </table:table-cell>
          <table:table-cell/>
          <table:table-cell office:value-type="string" calcext:value-type="string">
            <text:p>https://www.inaturalist.org/taxa/358445-Platycnemis-foliace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latycnemis_latip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Lewington (2006)</text:p>
          </table:table-cell>
          <table:table-cell/>
          <table:table-cell office:value-type="string" calcext:value-type="string">
            <text:p>Boudot (2020g)</text:p>
          </table:table-cell>
          <table:table-cell office:value-type="string" calcext:value-type="string">
            <text:p>https://www.inaturalist.org/taxa/109646-Platycnemis-latipe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latycnemis_pennip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Lewington (2006)</text:p>
          </table:table-cell>
          <table:table-cell/>
          <table:table-cell office:value-type="string" calcext:value-type="string">
            <text:p>Clausnitzer (2020f)</text:p>
          </table:table-cell>
          <table:table-cell/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latycnemis_phyllopod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itonov and Malikova (1998), Seehause and Fiebig (2016), Yum et al (2011)</text:p>
          </table:table-cell>
          <table:table-cell office:value-type="string" calcext:value-type="string">
            <text:p>Kosterin (2020b)</text:p>
          </table:table-cell>
          <table:table-cell office:value-type="string" calcext:value-type="string">
            <text:p>https://www.inaturalist.org/taxa/325402-Platycnemis-phyllopod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dasineura_autumnal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20j)</text:p>
          </table:table-cell>
          <table:table-cell office:value-type="string" calcext:value-type="string">
            <text:p>https://www.inaturalist.org/taxa/110579-Prodasineura-autumnal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dasineura_collar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ng Bun et al (2010)</text:p>
          </table:table-cell>
          <table:table-cell/>
          <table:table-cell office:value-type="string" calcext:value-type="string">
            <text:p>Dow (2020k)</text:p>
          </table:table-cell>
          <table:table-cell office:value-type="string" calcext:value-type="string">
            <text:p>https://www.inaturalist.org/taxa/149662-Prodasineura-collar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dasineura_crocono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lson (2011b)</text:p>
          </table:table-cell>
          <table:table-cell office:value-type="string" calcext:value-type="string">
            <text:p>https://www.inaturalist.org/taxa/149663-Prodasineura-crocono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dasineura_dorsal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w (2012), Orr (2001)</text:p>
          </table:table-cell>
          <table:table-cell office:value-type="string" calcext:value-type="string">
            <text:p>Dow (2020r)</text:p>
          </table:table-cell>
          <table:table-cell office:value-type="string" calcext:value-type="string">
            <text:p>https://www.inaturalist.org/taxa/542530-Prodasineura-dorsal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dasineura_hyperyth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ow and Ngiam (2012), Ng et al (2008), Orr (2011)</text:p>
          </table:table-cell>
          <table:table-cell/>
          <table:table-cell office:value-type="string" calcext:value-type="string">
            <text:p>https://www.inaturalist.org/taxa/542531-Prodasineura-hyperythr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dasineura_integ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�m�l�inen and M�ller (1997)</text:p>
          </table:table-cell>
          <table:table-cell office:value-type="string" calcext:value-type="string">
            <text:p>Dow (2020s)</text:p>
          </table:table-cell>
          <table:table-cell office:value-type="string" calcext:value-type="string">
            <text:p>https://www.inaturalist.org/taxa/561750-Prodasineura-integr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dasineura_interrup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ng Bun et al (2010)</text:p>
          </table:table-cell>
          <table:table-cell office:value-type="string" calcext:value-type="string">
            <text:p>Choong et al (2016)</text:p>
          </table:table-cell>
          <table:table-cell office:value-type="string" calcext:value-type="string">
            <text:p>Dow (2019j)</text:p>
          </table:table-cell>
          <table:table-cell office:value-type="string" calcext:value-type="string">
            <text:p>https://www.inaturalist.org/taxa/552550-Prodasineura-interrup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dasineura_notostig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g Bun et al (2010)</text:p>
          </table:table-cell>
          <table:table-cell office:value-type="string" calcext:value-type="string">
            <text:p>Dow and Reels (2013), Ngiam et al (2011), Wilson and Giber (2006)</text:p>
          </table:table-cell>
          <table:table-cell office:value-type="string" calcext:value-type="string">
            <text:p>Dow (2019k)</text:p>
          </table:table-cell>
          <table:table-cell office:value-type="string" calcext:value-type="string">
            <text:p>https://www.inaturalist.org/taxa/516256-Prodasineura-notostigm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dasineura_si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djanic (2006)</text:p>
          </table:table-cell>
          <table:table-cell office:value-type="string" calcext:value-type="string">
            <text:p>Bedjani? et al (2021b)</text:p>
          </table:table-cell>
          <table:table-cell office:value-type="string" calcext:value-type="string">
            <text:p>https://www.inaturalist.org/taxa/549644-Prodasineura-si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dasineura_vertical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10)</text:p>
          </table:table-cell>
          <table:table-cell office:value-type="string" calcext:value-type="string">
            <text:p>https://www.inaturalist.org/taxa/110587-Prodasineura-vertical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ischnura_subfurc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, Tarboton and Tarboton (2015)</text:p>
          </table:table-cell>
          <table:table-cell/>
          <table:table-cell office:value-type="string" calcext:value-type="string">
            <text:p>Clausnitzer and Suhling (2016d)</text:p>
          </table:table-cell>
          <table:table-cell office:value-type="string" calcext:value-type="string">
            <text:p>http://addo.adu.org.za/index.php?taxon_id=3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platycnemis_hov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Sch�tte (2017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platycnemis_malgassic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Sch�tte (2017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platycnemis_pembip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(2007)</text:p>
          </table:table-cell>
          <table:table-cell office:value-type="string" calcext:value-type="string">
            <text:p>http://addo.adu.org.za/index.php?taxon_id=20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platycnemis_sanguinip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Sch�tte (2017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roplatycnemis_spn.poodl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toneura_ails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urgey (2008), von Ellenrieder and Garrison (2017)</text:p>
          </table:table-cell>
          <table:table-cell office:value-type="string" calcext:value-type="string">
            <text:p>Gonzalez-Soriano and Guzman-Ojeda (2021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toneura_amatori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Paulson and Haber (2021)</text:p>
          </table:table-cell>
          <table:table-cell office:value-type="string" calcext:value-type="string">
            <text:p>von Ellenrieder and Garrison (2017)</text:p>
          </table:table-cell>
          <table:table-cell office:value-type="string" calcext:value-type="string">
            <text:p>Paulson (2009k)</text:p>
          </table:table-cell>
          <table:table-cell office:value-type="string" calcext:value-type="string">
            <text:p>https://www.inaturalist.org/taxa/110699-Protoneura-amatori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toneura_calvert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(2011), <text:s/>von Ellenrieder and Garrison (2017)</text:p>
          </table:table-cell>
          <table:table-cell/>
          <table:table-cell office:value-type="string" calcext:value-type="string">
            <text:p>http://libellules-guyane.net/determiner/Protoneura_calverti/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toneura_ca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09)</text:p>
          </table:table-cell>
          <table:table-cell office:value-type="string" calcext:value-type="string">
            <text:p>von Ellenrieder and Garrison (2017)</text:p>
          </table:table-cell>
          <table:table-cell/>
          <table:table-cell office:value-type="string" calcext:value-type="string">
            <text:p>https://www.inaturalist.org/taxa/110703-Protoneura-car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toneura_macintyre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and Garrison (2017)</text:p>
          </table:table-cell>
          <table:table-cell office:value-type="string" calcext:value-type="string">
            <text:p>Mauffray and Tennessen (20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toneura_paucinerv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and Garrison (2017)</text:p>
          </table:table-cell>
          <table:table-cell/>
          <table:table-cell office:value-type="string" calcext:value-type="string">
            <text:p>Tennessen and Mauffray (2020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toneura_romana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urguey (2006), von Ellenrieder and Garrison (20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toneura_scintill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and Garrison (2017)</text:p>
          </table:table-cell>
          <table:table-cell office:value-type="string" calcext:value-type="string">
            <text:p>Vilela and Guillermo-Ferreira (2020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toneura_sulfur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von Ellenrieder and Garrison (2017)</text:p>
          </table:table-cell>
          <table:table-cell office:value-type="string" calcext:value-type="string">
            <text:p>Paulson (2009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toneura_virid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Meurguey (2013), von Ellenrieder and Garrison (2017)</text:p>
          </table:table-cell>
          <table:table-cell office:value-type="string" calcext:value-type="string">
            <text:p>Gonzalez-Soriano and Guzman-Ojeda (2021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rotoneura_woytkowski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von Ellenrieder and Garrison (2017)</text:p>
          </table:table-cell>
          <table:table-cell office:value-type="string" calcext:value-type="string">
            <text:p>Bota-Sierra et al (2021f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aironeura_bifurc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(2004)</text:p>
          </table:table-cell>
          <table:table-cell office:value-type="string" calcext:value-type="string">
            <text:p>Vilela and Guillermo-Ferreira (2020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aironeura_remiss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Tennessen (2016)</text:p>
          </table:table-cell>
          <table:table-cell office:value-type="string" calcext:value-type="string">
            <text:p>Gonzalez-Soriano and Guzman-Ojeda (2021i)</text:p>
          </table:table-cell>
          <table:table-cell/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aironeura_tenuissim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R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GRE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son (2004), von Ellenrieder (2011)</text:p>
          </table:table-cell>
          <table:table-cell office:value-type="string" calcext:value-type="string">
            <text:p>Guillermo-Ferreira et al (2021)</text:p>
          </table:table-cell>
          <table:table-cell office:value-type="string" calcext:value-type="string">
            <text:p>http://libellules-guyane.net/determiner/Psaironeura_tenuissim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acacia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, Tarboton and Tarboton (2015)</text:p>
          </table:table-cell>
          <table:table-cell/>
          <table:table-cell office:value-type="string" calcext:value-type="string">
            <text:p>Clausnitzer and Suhling (2016e)</text:p>
          </table:table-cell>
          <table:table-cell office:value-type="string" calcext:value-type="string">
            <text:p>http://addo.adu.org.za/index.php?taxon_id=36000, https://www.inaturalist.org/taxa/110772-Pseudagrion-acacia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aureofron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17i)</text:p>
          </table:table-cell>
          <table:table-cell office:value-type="string" calcext:value-type="string">
            <text:p>https://www.inaturalist.org/taxa/323610-Pseudagrion-aureofron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aureol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36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australasia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Hung Bun et al (2010)</text:p>
          </table:table-cell>
          <table:table-cell/>
          <table:table-cell office:value-type="string" calcext:value-type="string">
            <text:p>Dow (2009g)</text:p>
          </table:table-cell>
          <table:table-cell office:value-type="string" calcext:value-type="string">
            <text:p>https://www.inaturalist.org/taxa/110779-Pseudagrion-australasia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bicoerulan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Dijkstra and Clausnitzer (2016)</text:p>
          </table:table-cell>
          <table:table-cell office:value-type="string" calcext:value-type="string">
            <text:p>http://addo.adu.org.za/index.php?taxon_id=31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caffrum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boton and Tarboton (2015)</text:p>
          </table:table-cell>
          <table:table-cell/>
          <table:table-cell office:value-type="string" calcext:value-type="string">
            <text:p>Suhling (2010b)</text:p>
          </table:table-cell>
          <table:table-cell office:value-type="string" calcext:value-type="string">
            <text:p>http://addo.adu.org.za/index.php?taxon_id=31800, https://www.inaturalist.org/taxa/110783-Pseudagrion-caffr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citrico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boton and Tarboton (2015)</text:p>
          </table:table-cell>
          <table:table-cell table:number-columns-repeated="2"/>
          <table:table-cell office:value-type="string" calcext:value-type="string">
            <text:p>http://addo.adu.org.za/index.php?taxon_id=31900, https://www.inaturalist.org/taxa/110786-Pseudagrion-citricol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dactylid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3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dening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s://www.inaturalist.org/taxa/110795-Pseudagrion-deningi/browse_photos, http://addo.adu.org.za/index.php?taxon_id=3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epiphonematic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addo.adu.org.za/index.php?taxon_id=325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glaucescen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et al (2016i)</text:p>
          </table:table-cell>
          <table:table-cell office:value-type="string" calcext:value-type="string">
            <text:p>http://addo.adu.org.za/index.php?taxon_id=36800, https://www.inaturalist.org/taxa/110805-Pseudagrion-glaucescen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glaucoide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and Suhling (2019)</text:p>
          </table:table-cell>
          <table:table-cell office:value-type="string" calcext:value-type="string">
            <text:p>http://addo.adu.org.za/index.php?taxon_id=369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glauc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ausnitzer and Dijkstra (2017a)</text:p>
          </table:table-cell>
          <table:table-cell office:value-type="string" calcext:value-type="string">
            <text:p>http://addo.adu.org.za/index.php?taxon_id=370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hagen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jkstra and Clausnitzer (2014), Tarboton and Tarboton (2015)</text:p>
          </table:table-cell>
          <table:table-cell/>
          <table:table-cell office:value-type="string" calcext:value-type="string">
            <text:p>Clausnitzer and Suhling (2016f)</text:p>
          </table:table-cell>
          <table:table-cell office:value-type="string" calcext:value-type="string">
            <text:p>http://addo.adu.org.za/index.php?taxon_id=33500, https://www.inaturalist.org/taxa/110811-Pseudagrion-hagen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hamon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Boudot et al (2016b)</text:p>
          </table:table-cell>
          <table:table-cell office:value-type="string" calcext:value-type="string">
            <text:p>https://www.inaturalist.org/taxa/110812-Pseudagrion-hamoni/browse_photos, http://addo.adu.org.za/index.php?taxon_id=37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ignif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wking (2009)</text:p>
          </table:table-cell>
          <table:table-cell office:value-type="string" calcext:value-type="string">
            <text:p>https://www.inaturalist.org/taxa/110818-Pseudagrion-ignifer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incisur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inov and Pikacha (2013)</text:p>
          </table:table-cell>
          <table:table-cell office:value-type="string" calcext:value-type="string">
            <text:p>Marinov (2020c)</text:p>
          </table:table-cell>
          <table:table-cell table:number-columns-repeated="2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kersten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Boudot et al (2016c)</text:p>
          </table:table-cell>
          <table:table-cell office:value-type="string" calcext:value-type="string">
            <text:p>https://www.inaturalist.org/taxa/110823-Pseudagrion-kersteni/browse_photos, http://addo.adu.org.za/index.php?taxon_id=340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kibalens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and Suhling (2016g)</text:p>
          </table:table-cell>
          <table:table-cell office:value-type="string" calcext:value-type="string">
            <text:p>http://addo.adu.org.za/index.php?taxon_id=34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makabusiens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jkstra and Clausnitzer (2014), Tarboton and Tarboton (2015)</text:p>
          </table:table-cell>
          <table:table-cell/>
          <table:table-cell office:value-type="string" calcext:value-type="string">
            <text:p>Clausnitzer and Suhling (2010b)</text:p>
          </table:table-cell>
          <table:table-cell office:value-type="string" calcext:value-type="string">
            <text:p>http://addo.adu.org.za/index.php?taxon_id=34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malagasoide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jkstra (2010)</text:p>
          </table:table-cell>
          <table:table-cell office:value-type="string" calcext:value-type="string">
            <text:p>http://addo.adu.org.za/index.php?taxon_id=343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massaic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, Tarboton and Tarboton (2015)</text:p>
          </table:table-cell>
          <table:table-cell/>
          <table:table-cell office:value-type="string" calcext:value-type="string">
            <text:p>Clausnitzer et al (2016j)</text:p>
          </table:table-cell>
          <table:table-cell office:value-type="string" calcext:value-type="string">
            <text:p>https://www.inaturalist.org/taxa/110832-Pseudagrion-massaicum/browse_photos, http://addo.adu.org.za/index.php?taxon_id=37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melanicter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Clausnitzer et al (2016k)</text:p>
          </table:table-cell>
          <table:table-cell office:value-type="string" calcext:value-type="string">
            <text:p>http://addo.adu.org.za/index.php?taxon_id=34500, https://www.inaturalist.org/taxa/110833-Pseudagrion-melanicterum/browse_photos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microcephal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w and Wilson (2017)</text:p>
          </table:table-cell>
          <table:table-cell office:value-type="string" calcext:value-type="string">
            <text:p>https://www.inaturalist.org/taxa/110834-Pseudagrion-microcephal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munt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34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niloticu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 office:value-type="string" calcext:value-type="string">
            <text:p>Schneider and Naser (2013)</text:p>
          </table:table-cell>
          <table:table-cell office:value-type="string" calcext:value-type="string">
            <text:p>Boudot et al (2016d)</text:p>
          </table:table-cell>
          <table:table-cell office:value-type="string" calcext:value-type="string">
            <text:p>http://addo.adu.org.za/index.php?taxon_id=37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nubic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Clausnitzer (2014)</text:p>
          </table:table-cell>
          <table:table-cell/>
          <table:table-cell office:value-type="string" calcext:value-type="string">
            <text:p>Boudot et al (2016e)</text:p>
          </table:table-cell>
          <table:table-cell office:value-type="string" calcext:value-type="string">
            <text:p>http://addo.adu.org.za/index.php?taxon_id=37800, https://www.inaturalist.org/taxa/110839-Pseudagrion-nubicum/browse_photos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pacal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37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pilidors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ono et al (2012)</text:p>
          </table:table-cell>
          <table:table-cell office:value-type="string" calcext:value-type="string">
            <text:p>Mitra and Babu (2010), Villanueva and Cahilog (2014)</text:p>
          </table:table-cell>
          <table:table-cell office:value-type="string" calcext:value-type="string">
            <text:p>Dow (2021)</text:p>
          </table:table-cell>
          <table:table-cell office:value-type="string" calcext:value-type="string">
            <text:p>https://www.inaturalist.org/taxa/358447-Pseudagrion-pilidors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pruinos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g Bun et al (2010)</text:p>
          </table:table-cell>
          <table:table-cell/>
          <table:table-cell office:value-type="string" calcext:value-type="string">
            <text:p>Dow (2020l)</text:p>
          </table:table-cell>
          <table:table-cell office:value-type="string" calcext:value-type="string">
            <text:p>https://www.inaturalist.org/taxa/149676-Pseudagrion-pruinos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rubricep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al (2011)</text:p>
          </table:table-cell>
          <table:table-cell office:value-type="string" calcext:value-type="string">
            <text:p>https://www.inaturalist.org/taxa/110843-Pseudagrion-rubricep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salisburyense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, Tarboton and Tarboton (2015)</text:p>
          </table:table-cell>
          <table:table-cell/>
          <table:table-cell office:value-type="string" calcext:value-type="string">
            <text:p>Clausnitzer and Suhling (2016h)</text:p>
          </table:table-cell>
          <table:table-cell office:value-type="string" calcext:value-type="string">
            <text:p>http://addo.adu.org.za/index.php?taxon_id=35000, https://www.inaturalist.org/taxa/110846-Pseudagrion-salisburyense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samoens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Marinov et al (2015)</text:p>
          </table:table-cell>
          <table:table-cell office:value-type="string" calcext:value-type="string">
            <text:p>Harding and Beatty (2020)</text:p>
          </table:table-cell>
          <table:table-cell table:number-columns-repeated="2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sarep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string" calcext:value-type="string">
            <text:p>http://addo.adu.org.za/index.php?taxon_id=3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serrulat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Clausnitzer and Dijkstra (2010b)</text:p>
          </table:table-cell>
          <table:table-cell office:value-type="string" calcext:value-type="string">
            <text:p>http://addo.adu.org.za/index.php?taxon_id=35100, https://www.inaturalist.org/taxa/110849-Pseudagrion-serrulatum/browse_photos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sjoestedt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, Tarboton and Tarboton (2015)</text:p>
          </table:table-cell>
          <table:table-cell/>
          <table:table-cell office:value-type="string" calcext:value-type="string">
            <text:p>Clausnitzer and Suhling (2016i)</text:p>
          </table:table-cell>
          <table:table-cell office:value-type="string" calcext:value-type="string">
            <text:p>http://addo.adu.org.za/index.php?taxon_id=38000, https://www.inaturalist.org/taxa/110852-Pseudagrion-sjoestedti/browse_photos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s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spence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arma (2010b)</text:p>
          </table:table-cell>
          <table:table-cell office:value-type="string" calcext:value-type="string">
            <text:p>https://www.inaturalist.org/taxa/110853-Pseudagrion-spence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spernat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, Tarboton and Tarboton (2015)</text:p>
          </table:table-cell>
          <table:table-cell/>
          <table:table-cell office:value-type="string" calcext:value-type="string">
            <text:p>Clausnitzer and Suhling (2016j)</text:p>
          </table:table-cell>
          <table:table-cell office:value-type="string" calcext:value-type="string">
            <text:p>http://addo.adu.org.za/index.php?taxon_id=35400, https://www.inaturalist.org/taxa/110854-Pseudagrion-spernat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sublacte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Clausnitzer (2014), Tarboton and Tarboton (2015)</text:p>
          </table:table-cell>
          <table:table-cell/>
          <table:table-cell office:value-type="string" calcext:value-type="string">
            <text:p>Clausnitzer (2016c)</text:p>
          </table:table-cell>
          <table:table-cell office:value-type="string" calcext:value-type="string">
            <text:p>http://addo.adu.org.za/index.php?taxon_id=38100, https://www.inaturalist.org/taxa/110856-Pseudagrion-sublacteum/browse_photos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tanganyic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38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seudagrion_torrid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Clausnitzer (2014)</text:p>
          </table:table-cell>
          <table:table-cell office:value-type="string" calcext:value-type="string">
            <text:p>Bar-Zakay et al (2016)</text:p>
          </table:table-cell>
          <table:table-cell office:value-type="string" calcext:value-type="string">
            <text:p>Clausnitzer (2016d)</text:p>
          </table:table-cell>
          <table:table-cell office:value-type="string" calcext:value-type="string">
            <text:p>http://addo.adu.org.za/index.php?taxon_id=38400, https://www.inaturalist.org/taxa/110863-Pseudagrion-torrid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Pseudocopera_cili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18)</text:p>
          </table:table-cell>
          <table:table-cell office:value-type="string" calcext:value-type="string">
            <text:p>https://www.inaturalist.org/taxa/561768-Pseudocopera-cilia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yrrhosoma_elisabetha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jkstra and Lewington (2006), Boudot and Kalkman (2015)</text:p>
          </table:table-cell>
          <table:table-cell/>
          <table:table-cell office:value-type="string" calcext:value-type="string">
            <text:p>Kalkman (2020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Pyrrhosoma_nymphu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ijkstra and Lewington (2006), Boudot and Kalkman (2015)</text:p>
          </table:table-cell>
          <table:table-cell/>
          <table:table-cell office:value-type="string" calcext:value-type="string">
            <text:p>Kalkman (2014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Ischnura_nurse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umont et al (2011), Tiple and Andrew (2010)</text:p>
          </table:table-cell>
          <table:table-cell office:value-type="string" calcext:value-type="string">
            <text:p>Subramanian (2010e)</text:p>
          </table:table-cell>
          <table:table-cell office:value-type="string" calcext:value-type="string">
            <text:p>https://www.inaturalist.org/taxa/371442-Ischnura-nursei/browse_photos, https://www.indianodonata.org/sp/379/Ischnura-nurs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Risiocnemis_appendicul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H�m�l�inen (1991)</text:p>
          </table:table-cell>
          <table:table-cell/>
          <table:table-cell office:value-type="string" calcext:value-type="string">
            <text:p>https://www.inaturalist.org/taxa/561772-Risiocnemis-appendicula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Risiocnemis_erythrur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H�m�l�inen (199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Risiocnemis_praeust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H�m�l�inen (199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Salomocnemis_gerda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Marinov and Pikacha (2013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Sangabasis_dentife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illanueva and Dow (201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Schistolobos_boliviensi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von Ellenrieder (2008c)</text:p>
          </table:table-cell>
          <table:table-cell office:value-type="string" calcext:value-type="string">
            <text:p>Hoffmann et al (2016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Spesbona_angus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boton and Tarboton (2015)</text:p>
          </table:table-cell>
          <table:table-cell/>
          <table:table-cell office:value-type="string" calcext:value-type="string">
            <text:p>Samways (2018b)</text:p>
          </table:table-cell>
          <table:table-cell office:value-type="string" calcext:value-type="string">
            <text:p>http://addo.adu.org.za/index.php?taxon_id=20800, https://www.inaturalist.org/taxa/434391-Spesbona-angus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Stenagrion_dub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ow et al (2014), Dow et al (2015) </text:p>
          </table:table-cell>
          <table:table-cell office:value-type="string" calcext:value-type="string">
            <text:p>Dow (2020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Stenocnemis_pachystig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Clausnitzer and Dijkstra (2017b)</text:p>
          </table:table-cell>
          <table:table-cell office:value-type="string" calcext:value-type="string">
            <text:p>http://addo.adu.org.za/index.php?taxon_id=16300</text:p>
          </table:table-cell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aeride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Paulson and Buden (200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alluaud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jkstra and Clausnitzer (2014)</text:p>
          </table:table-cell>
          <table:table-cell table:number-columns-repeated="2"/>
          <table:table-cell office:value-type="string" calcext:value-type="string">
            <text:p>http://addo.adu.org.za/index.php?taxon_id=38900, https://www.inaturalist.org/taxa/113809-Teinobasis-alluaud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ariel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Paulson and Buden (200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bradley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Marinov and Pikacha (2013)</text:p>
          </table:table-cell>
          <table:table-cell table:number-columns-repeated="3"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carolinensi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Marinov (2020d)</text:p>
          </table:table-cell>
          <table:table-cell table:number-columns-repeated="2"/>
          <table:table-cell office:value-type="string" calcext:value-type="string">
            <text:p>FSCA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cryptic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w (2010), Dow and Ngiam (2011)</text:p>
          </table:table-cell>
          <table:table-cell office:value-type="string" calcext:value-type="string">
            <text:p>Dow (2019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filamen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llanueva (2011)</text:p>
          </table:table-cell>
          <table:table-cell office:value-type="string" calcext:value-type="string">
            <text:p>Villanueva (2009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fort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ulson (2003), Paulson and Buden (2003)</text:p>
          </table:table-cell>
          <table:table-cell office:value-type="string" calcext:value-type="string">
            <text:p>Marinov (2020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laidlaw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w (2010), Dow et al (2015)</text:p>
          </table:table-cell>
          <table:table-cell office:value-type="string" calcext:value-type="string">
            <text:p>Dow (2019m)</text:p>
          </table:table-cell>
          <table:table-cell office:value-type="string" calcext:value-type="string">
            <text:p>https://www.inaturalist.org/taxa/562187-Teinobasis-laidlaw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nigrolut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Paulson and Buden (200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rajah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w (2010)</text:p>
          </table:table-cell>
          <table:table-cell office:value-type="string" calcext:value-type="string">
            <text:p>Dow (2019f)</text:p>
          </table:table-cell>
          <table:table-cell office:value-type="string" calcext:value-type="string">
            <text:p>https://www.inaturalist.org/taxa/113815-Teinobasis-rajah/browse_photos, http://odonata-malaysia.blogspot.com/2013/03/teinobasis-rajah-tandem-pair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ruficoll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R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R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ng Bun et al (2010)</text:p>
          </table:table-cell>
          <table:table-cell office:value-type="string" calcext:value-type="string">
            <text:p>Dow (2010)</text:p>
          </table:table-cell>
          <table:table-cell office:value-type="string" calcext:value-type="string">
            <text:p>Dow (2019n)</text:p>
          </table:table-cell>
          <table:table-cell office:value-type="string" calcext:value-type="string">
            <text:p>https://www.inaturalist.org/taxa/552555-Teinobasis-ruficoll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rufithorax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kman and Orr (2013)</text:p>
          </table:table-cell>
          <table:table-cell/>
          <table:table-cell office:value-type="string" calcext:value-type="string">
            <text:p>Dow (2017j)</text:p>
          </table:table-cell>
          <table:table-cell office:value-type="string" calcext:value-type="string">
            <text:p>https://www.inaturalist.org/taxa/502959-Teinobasis-rufithorax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scintillan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inobasis_sjupp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 office:value-type="string" calcext:value-type="string">
            <text:p>Kalkman (200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agrion_long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Kompier (2015)</text:p>
          </table:table-cell>
          <table:table-cell/>
          <table:table-cell office:value-type="string" calcext:value-type="string">
            <text:p>Vilela and Guillermo-Ferreira (2020c)</text:p>
          </table:table-cell>
          <table:table-cell/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brev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Bick and Bick (1995)</text:p>
          </table:table-cell>
          <table:table-cell office:value-type="string" calcext:value-type="string">
            <text:p>Tennessen and Mauffray (2016b)</text:p>
          </table:table-cell>
          <table:table-cell office:value-type="string" calcext:value-type="string">
            <text:p>https://www.inaturalist.org/taxa/197601-Telebasis-brev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byers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(2009), Paulson (2011), Abbott (2011)</text:p>
          </table:table-cell>
          <table:table-cell table:number-columns-repeated="2"/>
          <table:table-cell office:value-type="string" calcext:value-type="string">
            <text:p>https://www.inaturalist.org/taxa/113832-Telebasis-byers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carmesin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Kompier (2015)</text:p>
          </table:table-cell>
          <table:table-cell office:value-type="string" calcext:value-type="string">
            <text:p>Alves-Martins (2012)</text:p>
          </table:table-cell>
          <table:table-cell office:value-type="string" calcext:value-type="string">
            <text:p>von Ellenrieder (2009r)</text:p>
          </table:table-cell>
          <table:table-cell office:value-type="string" calcext:value-type="string">
            <text:p>https://www.inaturalist.org/taxa/113833-Telebasis-carmesin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carot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Mauffray and Tennessen (2020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collopist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R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Garrison (2009)</text:p>
          </table:table-cell>
          <table:table-cell office:value-type="string" calcext:value-type="string">
            <text:p>Gonzalez-Soriano and Guzman-Ojeda (2021j)</text:p>
          </table:table-cell>
          <table:table-cell office:value-type="string" calcext:value-type="string">
            <text:p>https://www.inaturalist.org/taxa/197597-Telebasis-collopiste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corallin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Kompier (2015), Paulson and Haber (2021)</text:p>
          </table:table-cell>
          <table:table-cell office:value-type="string" calcext:value-type="string">
            <text:p>Garrison (2009)</text:p>
          </table:table-cell>
          <table:table-cell office:value-type="string" calcext:value-type="string">
            <text:p>von Ellenrieder (2009s)</text:p>
          </table:table-cell>
          <table:table-cell office:value-type="string" calcext:value-type="string">
            <text:p>https://www.inaturalist.org/taxa/113834-Telebasis-corallin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demarar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(2009)</text:p>
          </table:table-cell>
          <table:table-cell office:value-type="string" calcext:value-type="string">
            <text:p>von Ellenrieder (2009t)</text:p>
          </table:table-cell>
          <table:table-cell office:value-type="string" calcext:value-type="string">
            <text:p>http://libellules-guyane.net/determiner/Telebasis_demararum/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digiticoll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Garrison (2009)</text:p>
          </table:table-cell>
          <table:table-cell office:value-type="string" calcext:value-type="string">
            <text:p>Paulson (2017i)</text:p>
          </table:table-cell>
          <table:table-cell office:value-type="string" calcext:value-type="string">
            <text:p>https://www.inaturalist.org/taxa/113836-Telebasis-digiticoll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dominica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Bick and Bick (1995), Garrison (2009)</text:p>
          </table:table-cell>
          <table:table-cell/>
          <table:table-cell office:value-type="string" calcext:value-type="string">
            <text:p>https://www.inaturalist.org/taxa/197596-Telebasis-dominican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dunkle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Bick and Bick (1995), Garrison (200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filiol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Kompier (2015), Paulson and Haber (2021)</text:p>
          </table:table-cell>
          <table:table-cell office:value-type="string" calcext:value-type="string">
            <text:p>Garrison (2009)</text:p>
          </table:table-cell>
          <table:table-cell office:value-type="string" calcext:value-type="string">
            <text:p>Bota-Sierra et al (2021g)</text:p>
          </table:table-cell>
          <table:table-cell office:value-type="string" calcext:value-type="string">
            <text:p>https://www.inaturalist.org/taxa/113837-Telebasis-filiol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garleppi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Garrison (2009)</text:p>
          </table:table-cell>
          <table:table-cell office:value-type="string" calcext:value-type="string">
            <text:p>von Ellenrieder (2009bb)</text:p>
          </table:table-cell>
          <table:table-cell office:value-type="string" calcext:value-type="string">
            <text:p>https://www.inaturalist.org/taxa/113838-Telebasis-garlepp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gigant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Batista-Calvao et al (2014), Daigle (200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griffini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ompier (2015)</text:p>
          </table:table-cell>
          <table:table-cell office:value-type="string" calcext:value-type="string">
            <text:p>Garrison (2009), Magalhaes de Souza et al (2017)</text:p>
          </table:table-cell>
          <table:table-cell office:value-type="string" calcext:value-type="string">
            <text:p>Paulson (2009j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inalat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(2009)</text:p>
          </table:table-cell>
          <table:table-cell office:value-type="string" calcext:value-type="string">
            <text:p>Lozano (2021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levi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son and Haber (2021)</text:p>
          </table:table-cell>
          <table:table-cell office:value-type="string" calcext:value-type="string">
            <text:p>Garrison (2009)</text:p>
          </table:table-cell>
          <table:table-cell office:value-type="string" calcext:value-type="string">
            <text:p>Gonzalez-Soriano and Guzman-Ojeda (2021k)</text:p>
          </table:table-cell>
          <table:table-cell office:value-type="string" calcext:value-type="string">
            <text:p>https://www.inaturalist.org/taxa/367888-Telebasis-levi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livid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/>
          <table:table-cell office:value-type="string" calcext:value-type="string">
            <text:p>von Ellenrieder (2009u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obsole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(2009)</text:p>
          </table:table-cell>
          <table:table-cell office:value-type="string" calcext:value-type="string">
            <text:p>von Ellenrieder (2009cc)</text:p>
          </table:table-cell>
          <table:table-cell office:value-type="string" calcext:value-type="string">
            <text:p>https://www.inaturalist.org/taxa/197578-Telebasis-obsole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rubricaud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(2009)</text:p>
          </table:table-cell>
          <table:table-cell office:value-type="string" calcext:value-type="string">
            <text:p>von Ellenrieder (2009v)</text:p>
          </table:table-cell>
          <table:table-cell office:value-type="string" calcext:value-type="string">
            <text:p>https://www.inaturalist.org/taxa/113845-Telebasis-rubricaud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salv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, Paulson (2009), Abbott (2011), Paulson and Haber (2021)</text:p>
          </table:table-cell>
          <table:table-cell office:value-type="string" calcext:value-type="string">
            <text:p>Garrison (2009)</text:p>
          </table:table-cell>
          <table:table-cell/>
          <table:table-cell office:value-type="string" calcext:value-type="string">
            <text:p>https://www.inaturalist.org/taxa/113846-Telebasis-salv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sanguinali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(2009), Tennessen (200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simulat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rrison (2009), Tennessen (2002)</text:p>
          </table:table-cell>
          <table:table-cell office:value-type="string" calcext:value-type="string">
            <text:p>Cano-Cobos et al (2021b)</text:p>
          </table:table-cell>
          <table:table-cell office:value-type="string" calcext:value-type="string">
            <text:p>http://libellules-guyane.net/determiner/Telebasis_simulata/</text:p>
          </table:table-cell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theodor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(200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vulnerat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rrison (2009)</text:p>
          </table:table-cell>
          <table:table-cell office:value-type="string" calcext:value-type="string">
            <text:p>Gonzalez-Soriano and Guzman-Ojeda (2021l)</text:p>
          </table:table-cell>
          <table:table-cell office:value-type="string" calcext:value-type="string">
            <text:p>https://www.inaturalist.org/taxa/113848-Telebasis-vulnerata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elebasis_willinki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ckman (2008)</text:p>
          </table:table-cell>
          <table:table-cell office:value-type="string" calcext:value-type="string">
            <text:p>Garrison (2009)</text:p>
          </table:table-cell>
          <table:table-cell office:value-type="string" calcext:value-type="string">
            <text:p>von Ellenrieder (2009w)</text:p>
          </table:table-cell>
          <table:table-cell office:value-type="string" calcext:value-type="string">
            <text:p>https://www.inaturalist.org/taxa/113849-Telebasis-willinki/browse_photos</text:p>
          </table:table-cell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haumatagrion_funere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Richards (2019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igriagrion_aurantinigrum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ckman (2008), Kompier (2015)</text:p>
          </table:table-cell>
          <table:table-cell office:value-type="string" calcext:value-type="string">
            <text:p>Rodrigues and de Oliveira Roque (2017)</text:p>
          </table:table-cell>
          <table:table-cell office:value-type="string" calcext:value-type="string">
            <text:p>Lozano (2021h)</text:p>
          </table:table-cell>
          <table:table-cell/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Platycnemididae</text:p>
          </table:table-cell>
          <table:table-cell office:value-type="string" calcext:value-type="string">
            <text:p>Torrenticnemis_filicorn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alkman and Orr (201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uberculobasis_geijskesi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Machado (200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Tuberculobasis_s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Vanuatubasis_s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Xanthagrion_erythroneu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 (2017k)</text:p>
          </table:table-cell>
          <table:table-cell office:value-type="string" calcext:value-type="string">
            <text:p>https://www.inaturalist.org/taxa/157753-Xanthagrion-erythroneurum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Xanthocnemis_tuanuii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arinov and McHugh (2010)</text:p>
          </table:table-cell>
          <table:table-cell office:value-type="string" calcext:value-type="string">
            <text:p>Rowe and Marinov (2020)</text:p>
          </table:table-cell>
          <table:table-cell office:value-type="string" calcext:value-type="string">
            <text:p>https://www.inaturalist.org/taxa/398771-Xanthocnemis-tuanuii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Xanthocnemis_zealandica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we (2020)</text:p>
          </table:table-cell>
          <table:table-cell office:value-type="string" calcext:value-type="string">
            <text:p>https://www.inaturalist.org/taxa/338504-Xanthocnemis-zealandica/browse_photos</text:p>
          </table:table-cell>
          <table:table-cell/>
          <table:table-cell office:value-type="string" calcext:value-type="string">
            <text:p>NZAC</text:p>
          </table:table-cell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Xiphiagrion_cyanomelas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lkman and Orr (2013)</text:p>
          </table:table-cell>
          <table:table-cell office:value-type="string" calcext:value-type="string">
            <text:p>Ng et al (2008), Orr (2001), Seehause (2017), Villanueva et al (2012)</text:p>
          </table:table-cell>
          <table:table-cell office:value-type="string" calcext:value-type="string">
            <text:p>Marinov and Dow (2020)</text:p>
          </table:table-cell>
          <table:table-cell office:value-type="string" calcext:value-type="string">
            <text:p>https://www.inaturalist.org/taxa/562226-Xiphiagrion-cyanomelas/browse_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string" calcext:value-type="string">
            <text:p>Zoniagrion_exclamationis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ulson (2009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9959" meta:object-count="0"/>
    <meta:generator>LibreOffice/7.3.7.2$Linux_X86_64 LibreOffice_project/30$Build-2</meta:generator>
  </office:meta>
</office:document-meta>
</file>